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36000001E4D098C583F06C40B3.png" manifest:media-type="image/png"/>
  <manifest:file-entry manifest:full-path="Pictures/100002010000026800000040D777090A1591B093.png" manifest:media-type="image/png"/>
  <manifest:file-entry manifest:full-path="Pictures/10000201000002060000017865B2F4DF91C0614A.png" manifest:media-type="image/png"/>
  <manifest:file-entry manifest:full-path="Pictures/1000000000000338000004C76913E8280B3AEF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officeooo:paragraph-rsid="00536f75"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officeooo:paragraph-rsid="00536f75"/>
    </style:style>
    <style:style style:name="P8" style:family="paragraph" style:parent-style-name="Standard">
      <style:paragraph-properties fo:padding-left="0in" fo:padding-right="0in" fo:padding-top="0in" fo:padding-bottom="0.0138in" fo:border-left="none" fo:border-right="none" fo:border-top="none" fo:border-bottom="0.99pt solid #000000"/>
      <style:text-properties officeooo:paragraph-rsid="00536f75"/>
    </style:style>
    <style:style style:name="P9"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0"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8"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0"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mplex="Arial" style:font-size-complex="14pt"/>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5" style:family="paragraph" style:parent-style-name="Standard">
      <style:paragraph-properties fo:margin-left="0in" fo:margin-right="0in" fo:text-indent="0in" style:auto-text-indent="false"/>
      <style:text-properties style:font-name="Century Gothic"/>
    </style:style>
    <style:style style:name="P26"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7"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8"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style:font-name="Century Gothic"/>
    </style:style>
    <style:style style:name="P31" style:family="paragraph" style:parent-style-name="Code">
      <style:paragraph-properties fo:margin-left="0in" fo:margin-right="0in" fo:text-indent="0in" style:auto-text-indent="false"/>
    </style:style>
    <style:style style:name="P32"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3"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4"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5"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7" style:family="paragraph" style:parent-style-name="Standard">
      <style:text-properties style:font-name="Trebuchet MS" fo:font-size="11pt" style:font-size-asian="11pt" style:font-name-complex="Arial"/>
    </style:style>
    <style:style style:name="P38" style:family="paragraph" style:parent-style-name="Standard">
      <style:text-properties style:font-name="Trebuchet MS" fo:font-size="11pt" style:font-size-asian="11pt" style:font-name-complex="Arial" style:font-size-complex="11pt"/>
    </style:style>
    <style:style style:name="P39" style:family="paragraph" style:parent-style-name="Standard">
      <style:text-properties style:font-name="Trebuchet MS" fo:font-size="14pt" style:font-size-asian="14pt" style:font-name-complex="Arial"/>
    </style:style>
    <style:style style:name="P40"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1" style:family="paragraph" style:parent-style-name="Standard">
      <style:text-properties style:font-name="Trebuchet MS" fo:font-size="18pt" style:font-size-asian="18pt" style:font-name-complex="Arial"/>
    </style:style>
    <style:style style:name="P42" style:family="paragraph" style:parent-style-name="Standard">
      <style:text-properties style:font-name="Trebuchet MS" fo:font-size="9pt" style:font-size-asian="9pt" style:font-name-complex="Arial"/>
    </style:style>
    <style:style style:name="P43" style:family="paragraph" style:parent-style-name="Standard">
      <style:text-properties style:font-name="Trebuchet MS" fo:font-size="9pt" style:font-size-asian="9pt" style:font-name-complex="Arial" style:font-size-complex="11pt"/>
    </style:style>
    <style:style style:name="P44" style:family="paragraph" style:parent-style-name="Standard">
      <style:text-properties style:font-name="Trebuchet MS" fo:font-size="12pt" style:font-size-asian="10.5pt" style:font-name-complex="Arial" style:font-size-complex="12pt"/>
    </style:style>
    <style:style style:name="P45" style:family="paragraph" style:parent-style-name="Standard">
      <style:text-properties fo:font-variant="small-caps" fo:font-size="18pt" style:font-size-asian="18pt"/>
    </style:style>
    <style:style style:name="P46" style:family="paragraph" style:parent-style-name="Standard">
      <style:text-properties style:font-name="Trebuchet MS1"/>
    </style:style>
    <style:style style:name="P47" style:family="paragraph" style:parent-style-name="Standard">
      <style:text-properties style:font-name="Courier" fo:font-size="11pt" style:font-size-asian="11pt" style:font-name-complex="Arial" style:font-size-complex="11pt"/>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line-height="200%" style:snap-to-layout-grid="false"/>
      <style:text-properties fo:font-size="28pt" style:font-size-asian="28pt" style:font-size-complex="28pt"/>
    </style:style>
    <style:style style:name="P50" style:family="paragraph" style:parent-style-name="Standard">
      <style:paragraph-properties style:snap-to-layout-grid="false"/>
      <style:text-properties fo:font-weight="bold" style:font-weight-asian="bold"/>
    </style:style>
    <style:style style:name="P51"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2"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3" style:family="paragraph" style:parent-style-name="Standard">
      <style:text-properties fo:font-size="11pt" style:font-size-asian="11pt"/>
    </style:style>
    <style:style style:name="P54" style:family="paragraph" style:parent-style-name="Standard">
      <style:text-properties style:font-name="Century Gothic"/>
    </style:style>
    <style:style style:name="P55"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6" style:family="paragraph" style:parent-style-name="Standard">
      <style:text-properties style:font-name="Century Gothic" fo:font-size="11pt" fo:font-style="italic" style:font-size-asian="11pt" style:font-style-asian="italic" style:font-name-complex="Arial" style:font-size-complex="11pt"/>
    </style:style>
    <style:style style:name="P57" style:family="paragraph" style:parent-style-name="Standard">
      <style:text-properties style:font-name="Century Gothic" fo:font-size="11pt" style:font-size-asian="11pt" style:font-name-complex="Arial" style:font-size-complex="11pt"/>
    </style:style>
    <style:style style:name="P58"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9" style:family="paragraph" style:parent-style-name="Standard">
      <style:text-properties style:font-name="Century Gothic" fo:font-size="9pt" style:font-size-asian="9pt" style:font-name-complex="Arial"/>
    </style:style>
    <style:style style:name="P60"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1"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2"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3"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4" style:family="paragraph" style:parent-style-name="Standard">
      <style:text-properties style:font-name="Century Gothic" fo:font-size="14pt" style:font-size-asian="14pt" style:font-name-complex="Arial"/>
    </style:style>
    <style:style style:name="P65"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6" style:family="paragraph" style:parent-style-name="Standard">
      <style:text-properties style:font-name="Century Gothic" fo:font-size="18pt" style:font-size-asian="18pt" style:font-name-complex="Arial"/>
    </style:style>
    <style:style style:name="P67"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8"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9"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0"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71" style:family="paragraph" style:parent-style-name="Standard">
      <style:paragraph-properties fo:text-align="center" style:justify-single-word="false"/>
    </style:style>
    <style:style style:name="P72" style:family="paragraph" style:parent-style-name="Standard">
      <style:text-properties style:font-name="Century Gothic3"/>
    </style:style>
    <style:style style:name="P73" style:family="paragraph" style:parent-style-name="Standard">
      <style:text-properties style:font-name="Century Gothic3" fo:font-size="11pt" style:font-size-asian="11pt" style:font-name-complex="Arial" style:font-size-complex="11pt"/>
    </style:style>
    <style:style style:name="P74" style:family="paragraph" style:parent-style-name="Standard">
      <style:text-properties style:font-name="Century Gothic3" fo:font-size="11pt" officeooo:paragraph-rsid="0024960e" style:font-size-asian="11pt" style:font-name-complex="Arial" style:font-size-complex="11pt"/>
    </style:style>
    <style:style style:name="P75"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6" style:family="paragraph" style:parent-style-name="Standard">
      <style:text-properties style:font-name="Comic Sans MS" officeooo:paragraph-rsid="00536f75"/>
    </style:style>
    <style:style style:name="P77" style:family="paragraph" style:parent-style-name="Standard">
      <style:text-properties officeooo:paragraph-rsid="00536f75"/>
    </style:style>
    <style:style style:name="P78" style:family="paragraph" style:parent-style-name="Standard">
      <style:paragraph-properties fo:padding="0in" fo:border-left="none" fo:border-right="none" fo:border-top="0.06pt solid #000000" fo:border-bottom="none" style:shadow="none"/>
      <style:text-properties style:font-name="Trebuchet MS1"/>
    </style:style>
    <style:style style:name="P79" style:family="paragraph" style:parent-style-name="Standard">
      <style:paragraph-properties fo:padding="0in" fo:border-left="none" fo:border-right="none" fo:border-top="0.06pt solid #000000" fo:border-bottom="none" style:shadow="none"/>
      <style:text-properties style:font-name="Trebuchet MS1" fo:font-weight="bold" officeooo:rsid="005239a5" style:font-weight-asian="bold" style:font-weight-complex="bold"/>
    </style:style>
    <style:style style:name="P80"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81"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82"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83"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7"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8"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9"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90"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1"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92"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3"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4"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5" style:family="paragraph" style:parent-style-name="Standard">
      <style:paragraph-properties fo:margin-left="1.5in" fo:margin-right="0in" fo:text-indent="0.5in" style:auto-text-indent="false"/>
    </style:style>
    <style:style style:name="P9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8" style:family="paragraph" style:parent-style-name="Table_20_Contents">
      <style:text-properties fo:font-size="16pt" style:font-size-asian="16pt" style:font-size-complex="16pt"/>
    </style:style>
    <style:style style:name="P109" style:family="paragraph" style:parent-style-name="Table_20_Contents">
      <style:paragraph-properties fo:text-align="center" style:justify-single-word="false"/>
      <style:text-properties fo:font-weight="bold" style:font-weight-asian="bold" style:font-weight-complex="bold"/>
    </style:style>
    <style:style style:name="P110" style:family="paragraph" style:parent-style-name="Table_20_Contents">
      <style:paragraph-properties fo:text-align="center" style:justify-single-word="false"/>
      <style:text-properties fo:font-weight="bold" officeooo:rsid="0054278d" officeooo:paragraph-rsid="0054278d" style:font-weight-asian="bold" style:font-weight-complex="bold"/>
    </style:style>
    <style:style style:name="P111" style:family="paragraph" style:parent-style-name="Table_20_Contents">
      <style:paragraph-properties fo:text-align="center" style:justify-single-word="false"/>
      <style:text-properties fo:font-weight="bold" officeooo:rsid="0054278d" officeooo:paragraph-rsid="0055c5ee" style:font-weight-asian="bold" style:font-weight-complex="bold"/>
    </style:style>
    <style:style style:name="P112" style:family="paragraph" style:parent-style-name="Table_20_Contents">
      <style:paragraph-properties fo:text-align="center" style:justify-single-word="false"/>
      <style:text-properties fo:font-weight="bold" officeooo:rsid="0059122f" officeooo:paragraph-rsid="0059122f" style:font-weight-asian="bold" style:font-weight-complex="bold"/>
    </style:style>
    <style:style style:name="P113" style:family="paragraph" style:parent-style-name="Table_20_Contents">
      <style:paragraph-properties fo:text-align="center" style:justify-single-word="false"/>
      <style:text-properties style:font-name="Apple Casual"/>
    </style:style>
    <style:style style:name="P11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5" style:family="paragraph" style:parent-style-name="Table_20_Contents">
      <style:text-properties style:font-name="Century Gothic" fo:font-size="16pt" style:font-size-asian="16pt" style:font-size-complex="16pt"/>
    </style:style>
    <style:style style:name="P116" style:family="paragraph" style:parent-style-name="Table_20_Contents">
      <style:paragraph-properties fo:text-align="center" style:justify-single-word="false"/>
      <style:text-properties officeooo:paragraph-rsid="0054278d"/>
    </style:style>
    <style:style style:name="P117" style:family="paragraph" style:parent-style-name="Table_20_Contents">
      <style:paragraph-properties fo:text-align="start" style:justify-single-word="false"/>
      <style:text-properties style:font-name="Comic Sans MS" fo:font-size="10pt" fo:font-weight="bold" officeooo:paragraph-rsid="0054278d" style:font-size-asian="10pt" style:font-weight-asian="bold" style:font-size-complex="10pt" style:font-weight-complex="bold"/>
    </style:style>
    <style:style style:name="P118" style:family="paragraph" style:parent-style-name="Table_20_Heading">
      <style:text-properties fo:font-size="16pt" style:font-size-asian="16pt" style:font-size-complex="16pt"/>
    </style:style>
    <style:style style:name="P119" style:family="paragraph" style:parent-style-name="Table_20_Heading">
      <style:text-properties fo:font-size="16pt" fo:font-weight="normal" style:font-size-asian="16pt" style:font-weight-asian="normal" style:font-size-complex="16pt" style:font-weight-complex="normal"/>
    </style:style>
    <style:style style:name="P120" style:family="paragraph" style:parent-style-name="Table_20_Heading">
      <style:text-properties style:font-name="Century Gothic" fo:font-size="16pt" style:font-size-asian="16pt" style:font-size-complex="16pt"/>
    </style:style>
    <style:style style:name="P121" style:family="paragraph" style:parent-style-name="Table_20_Heading">
      <style:text-properties style:font-name="Century Gothic" fo:font-size="16pt" fo:font-weight="normal" style:font-size-asian="16pt" style:font-weight-asian="normal" style:font-size-complex="16pt" style:font-weight-complex="normal"/>
    </style:style>
    <style:style style:name="P122" style:family="paragraph" style:parent-style-name="Table_20_Heading">
      <style:text-properties style:font-name="Courier New" fo:font-size="13pt" fo:font-weight="normal" style:font-size-asian="13pt" style:font-weight-asian="normal" style:font-size-complex="13pt" style:font-weight-complex="normal"/>
    </style:style>
    <style:style style:name="P123"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4"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25"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26"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27"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28"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9"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0"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1"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2"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33"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34"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35"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36"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37"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8" style:family="paragraph" style:parent-style-name="Code">
      <style:text-properties fo:font-size="10pt" style:font-size-asian="10pt" style:font-size-complex="10pt"/>
    </style:style>
    <style:style style:name="P139" style:family="paragraph" style:parent-style-name="Code">
      <style:paragraph-properties fo:margin-top="0.05in" fo:margin-bottom="0.05in" loext:contextual-spacing="false" fo:line-height="100%"/>
      <style:text-properties fo:font-size="12pt" style:font-size-asian="12pt" style:font-size-complex="12pt"/>
    </style:style>
    <style:style style:name="P140"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41"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42" style:family="paragraph" style:parent-style-name="Standard" style:master-page-name="Standard">
      <style:paragraph-properties style:page-number="auto"/>
      <style:text-properties style:font-name="Century Gothic"/>
    </style:style>
    <style:style style:name="P143" style:family="paragraph" style:parent-style-name="Standard" style:list-style-name="WW8Num10"/>
    <style:style style:name="P144"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6"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47" style:family="paragraph" style:parent-style-name="Standard" style:list-style-name="WW8Num10">
      <style:text-properties style:font-name="Century Gothic"/>
    </style:style>
    <style:style style:name="P148" style:family="paragraph" style:parent-style-name="Heading_20_1">
      <style:text-properties style:font-name="Century Gothic"/>
    </style:style>
    <style:style style:name="P149" style:family="paragraph" style:parent-style-name="Heading_20_1">
      <style:text-properties fo:color="#ffffff"/>
    </style:style>
    <style:style style:name="P150"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51" style:family="paragraph" style:parent-style-name="Heading_20_1">
      <style:paragraph-properties fo:text-align="center" style:justify-single-word="false"/>
      <style:text-properties fo:color="#ffffff" fo:font-size="50pt" style:font-size-asian="50pt"/>
    </style:style>
    <style:style style:name="P152"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53"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54"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55" style:family="paragraph" style:parent-style-name="Heading_20_1">
      <style:text-properties style:font-name="Century Gothic3"/>
    </style:style>
    <style:style style:name="P156"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57"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58"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9"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60"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61"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62"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63"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6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65"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66"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67"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68" style:family="paragraph" style:parent-style-name="Heading_20_1">
      <style:paragraph-properties fo:text-align="center" style:justify-single-word="false" fo:break-before="page"/>
      <style:text-properties fo:color="#ffffff" fo:font-size="50pt" style:font-size-asian="50pt"/>
    </style:style>
    <style:style style:name="P169"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70"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71"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72" style:family="paragraph" style:parent-style-name="Normal_20_Bullet" style:list-style-name=""/>
    <style:style style:name="P173" style:family="paragraph" style:parent-style-name="Normal_20_Bullet">
      <style:text-properties fo:font-style="italic" style:font-style-asian="italic"/>
    </style:style>
    <style:style style:name="P174" style:family="paragraph" style:parent-style-name="Normal_20_Bullet" style:list-style-name="">
      <style:text-properties fo:font-style="italic" style:font-style-asian="italic"/>
    </style:style>
    <style:style style:name="P175"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76" style:family="paragraph" style:parent-style-name="Normal_20_Bullet">
      <style:text-properties style:font-name="Trebuchet MS" fo:font-size="11pt" style:font-size-asian="11pt" style:font-name-complex="Arial" style:font-size-complex="11pt"/>
    </style:style>
    <style:style style:name="P177" style:family="paragraph" style:parent-style-name="Normal_20_Bullet" style:list-style-name="">
      <style:text-properties style:font-name="Trebuchet MS" fo:font-size="11pt" style:font-size-asian="11pt" style:font-name-complex="Arial" style:font-size-complex="11pt"/>
    </style:style>
    <style:style style:name="P178"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9"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80" style:family="paragraph" style:parent-style-name="Normal_20_Bullet" style:list-style-name="WW8Num5"/>
    <style:style style:name="P181" style:family="paragraph" style:parent-style-name="Normal_20_Bullet">
      <style:paragraph-properties fo:text-align="center" style:justify-single-word="false"/>
      <style:text-properties fo:font-variant="small-caps" fo:font-size="18pt" style:font-size-asian="18pt"/>
    </style:style>
    <style:style style:name="P182" style:family="paragraph" style:parent-style-name="Normal_20_Bullet" style:list-style-name="WW8Num10"/>
    <style:style style:name="P183" style:family="paragraph" style:parent-style-name="Normal_20_Bullet">
      <style:text-properties style:font-name="Century Gothic"/>
    </style:style>
    <style:style style:name="P184"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85"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6" style:family="paragraph" style:parent-style-name="Normal_20_Bullet" style:list-style-name="">
      <style:text-properties style:font-name="Century Gothic" fo:font-size="11pt" style:font-size-asian="11pt" style:font-name-complex="Arial" style:font-size-complex="11pt"/>
    </style:style>
    <style:style style:name="P187" style:family="paragraph" style:parent-style-name="Normal_20_Bullet">
      <style:text-properties style:font-name="Century Gothic3"/>
    </style:style>
    <style:style style:name="P188" style:family="paragraph" style:parent-style-name="Normal_20_Bullet">
      <style:paragraph-properties fo:margin-left="0.25in" fo:margin-right="0in" fo:text-indent="0in" style:auto-text-indent="false"/>
    </style:style>
    <style:style style:name="P189" style:family="paragraph" style:parent-style-name="Normal_20_Bullet" style:list-style-name="">
      <style:paragraph-properties fo:margin-left="0.25in" fo:margin-right="0in" fo:line-height="150%" fo:text-indent="0in" style:auto-text-indent="false"/>
    </style:style>
    <style:style style:name="P190" style:family="paragraph" style:parent-style-name="Normal_20_Bullet">
      <style:paragraph-properties fo:margin-left="0.25in" fo:margin-right="0in" fo:text-indent="0in" style:auto-text-indent="false"/>
      <style:text-properties fo:font-style="italic" style:font-style-asian="italic"/>
    </style:style>
    <style:style style:name="P191"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2"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3"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4"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5"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96" style:family="paragraph" style:parent-style-name="Normal_20_Bullet">
      <style:paragraph-properties fo:margin-left="0.25in" fo:margin-right="0in" fo:text-indent="-0.25in" style:auto-text-indent="false" text:number-lines="false" text:line-number="0">
        <style:tab-stops/>
      </style:paragraph-properties>
    </style:style>
    <style:style style:name="P197" style:family="paragraph" style:parent-style-name="Normal_20_Bullet">
      <style:paragraph-properties fo:margin-left="0.5in" fo:margin-right="0in" fo:text-indent="-0.25in" style:auto-text-indent="false"/>
    </style:style>
    <style:style style:name="P198" style:family="paragraph" style:parent-style-name="Normal_20_Bullet">
      <style:paragraph-properties fo:margin-left="0.5in" fo:margin-right="0in" fo:text-indent="0in" style:auto-text-indent="false"/>
    </style:style>
    <style:style style:name="P199"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200"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01" style:family="paragraph" style:parent-style-name="Normal_20_Bullet">
      <style:paragraph-properties fo:margin-left="0in" fo:margin-right="0in" fo:text-indent="-0.25in" style:auto-text-indent="false">
        <style:tab-stops/>
      </style:paragraph-properties>
    </style:style>
    <style:style style:name="P202"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203" style:family="paragraph" style:parent-style-name="Lesson_20_Bullet" style:list-style-name="WW8Num1"/>
    <style:style style:name="P204" style:family="paragraph">
      <loext:graphic-properties draw:fill="solid" draw:fill-color="#ffffff"/>
      <style:paragraph-properties fo:text-align="center"/>
    </style:style>
    <style:style style:name="P205" style:family="paragraph">
      <style:paragraph-properties fo:margin-left="0.5in" fo:margin-right="0in" fo:text-indent="-0.213in"/>
    </style:style>
    <style:style style:name="P206"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07" style:family="paragraph">
      <loext:graphic-properties draw:fill="none" draw:fill-color="#ffffff"/>
    </style:style>
    <style:style style:name="P208" style:family="paragraph">
      <loext:graphic-properties draw:fill="none"/>
      <style:paragraph-properties fo:text-align="center"/>
    </style:style>
    <style:style style:name="P209" style:family="paragraph">
      <style:paragraph-properties fo:text-align="center"/>
    </style:style>
    <style:style style:name="P210" style:family="paragraph">
      <loext:graphic-properties draw:fill="none" draw:fill-color="#ffffff"/>
      <style:text-properties fo:font-size="12pt"/>
    </style:style>
    <style:style style:name="P211" style:family="paragraph">
      <loext:graphic-properties draw:fill-color="#ffffff"/>
      <style:paragraph-properties fo:text-align="center"/>
    </style:style>
    <style:style style:name="P212" style:family="paragraph">
      <loext:graphic-properties draw:fill="none" draw:fill-color="#ffffff"/>
      <style:paragraph-properties fo:text-align="center"/>
      <style:text-properties style:font-name="Trebuchet MS2" fo:font-size="11pt" style:font-size-asian="11pt" style:font-size-complex="11pt"/>
    </style:style>
    <style:style style:name="P213" style:family="paragraph">
      <loext:graphic-properties draw:fill="none" draw:fill-color="#ffffff"/>
      <style:paragraph-properties fo:text-align="center"/>
    </style:style>
    <style:style style:name="P214" style:family="paragraph">
      <loext:graphic-properties draw:fill="none" draw:fill-color="#ffffff"/>
      <style:paragraph-properties fo:text-align="center"/>
      <style:text-properties fo:font-size="12pt"/>
    </style:style>
    <style:style style:name="P215" style:family="paragraph">
      <loext:graphic-properties draw:fill="none" draw:fill-color="#ffffff"/>
      <style:text-properties fo:font-size="18pt" style:font-size-asian="18pt" style:font-size-complex="18pt"/>
    </style:style>
    <style:style style:name="P216" style:family="paragraph">
      <loext:graphic-properties draw:fill="none" draw:fill-color="#ffffff"/>
      <style:text-properties fo:font-size="14pt" style:font-size-asian="14pt" style:font-size-complex="14pt"/>
    </style:style>
    <style:style style:name="P217" style:family="paragraph">
      <loext:graphic-properties draw:fill="none" draw:fill-color="#ffffff"/>
      <style:text-properties fo:font-size="20pt" style:font-size-asian="20pt" style:font-size-complex="20pt"/>
    </style:style>
    <style:style style:name="P218" style:family="paragraph">
      <loext:graphic-properties draw:fill="none" draw:fill-color="#ffffff"/>
      <style:paragraph-properties fo:text-align="center"/>
      <style:text-properties style:font-name="Comic Sans MS" fo:font-size="20pt" style:font-size-asian="20pt" style:font-size-complex="20pt"/>
    </style:style>
    <style:style style:name="P219" style:family="paragraph">
      <loext:graphic-properties draw:fill="none" draw:fill-color="#ffffff"/>
      <style:text-properties fo:font-size="20pt" fo:font-weight="bold" style:font-size-asian="20pt" style:font-weight-asian="bold" style:font-size-complex="20pt" style:font-weight-complex="bold"/>
    </style:style>
    <style:style style:name="P220" style:family="paragraph">
      <loext:graphic-properties draw:fill-color="#ffffff"/>
    </style:style>
    <style:style style:name="P221" style:family="paragraph">
      <loext:graphic-properties draw:fill-color="#000000"/>
      <style:paragraph-properties fo:text-align="center"/>
    </style:style>
    <style:style style:name="P222" style:family="paragraph">
      <loext:graphic-properties draw:fill="none" draw:fill-color="#ffffff"/>
      <style:text-properties fo:font-size="8pt" style:font-size-asian="8pt" style:font-size-complex="8pt"/>
    </style:style>
    <style:style style:name="P223" style:family="paragraph">
      <loext:graphic-properties draw:fill="none" draw:fill-color="#ffffff"/>
      <style:text-properties fo:font-size="10pt" style:font-size-asian="10pt" style:font-size-complex="10pt"/>
    </style:style>
    <style:style style:name="P224" style:family="paragraph">
      <loext:graphic-properties draw:fill="none" draw:fill-color="#ffffff"/>
      <style:text-properties fo:font-weight="bold" style:font-weight-asian="bold" style:font-weight-complex="bold"/>
    </style:style>
    <style:style style:name="P225" style:family="paragraph">
      <loext:graphic-properties draw:fill="none" draw:fill-color="#ffffff"/>
      <style:text-properties fo:font-size="12pt" fo:font-weight="bold" style:font-weight-asian="bold" style:font-weight-complex="bold"/>
    </style:style>
    <style:style style:name="P226" style:family="paragraph">
      <loext:graphic-properties draw:fill="none" draw:fill-color="#ffffff"/>
      <style:text-properties style:font-name="Comic Sans MS" fo:font-size="10pt" style:text-underline-style="none" style:font-size-asian="10pt" style:font-size-complex="10pt"/>
    </style:style>
    <style:style style:name="P227" style:family="paragraph">
      <loext:graphic-properties draw:fill="none" draw:fill-color="#ffffff"/>
      <style:text-properties fo:color="#ff0000" fo:font-size="30pt" fo:font-weight="bold" style:font-size-asian="30pt" style:font-weight-asian="bold" style:font-size-complex="30pt"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18pt" officeooo:rsid="0047bdd4" style:font-size-asian="18pt" style:font-name-complex="Arial" style:font-size-complex="11pt"/>
    </style:style>
    <style:style style:name="T12" style:family="text">
      <style:text-properties style:font-name="Trebuchet MS" fo:font-size="9pt" style:font-size-asian="9pt" style:font-name-complex="Arial"/>
    </style:style>
    <style:style style:name="T13" style:family="text">
      <style:text-properties style:font-name="Trebuchet MS" fo:font-size="9pt" style:font-size-asian="9pt" style:font-name-complex="Arial" style:font-size-complex="11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Trebuchet MS" officeooo:rsid="001e86c1"/>
    </style:style>
    <style:style style:name="T16" style:family="text">
      <style:text-properties style:font-name="Trebuchet MS" officeooo:rsid="00220629"/>
    </style:style>
    <style:style style:name="T17" style:family="text">
      <style:text-properties style:font-name="Trebuchet MS" officeooo:rsid="0020063b"/>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54278d" style:font-weight-asian="bold" style:font-weight-complex="bold"/>
    </style:style>
    <style:style style:name="T24" style:family="text">
      <style:text-properties fo:font-weight="bold" officeooo:rsid="005f6374" style:font-weight-asian="bold" style:font-weight-complex="bold"/>
    </style:style>
    <style:style style:name="T25" style:family="text">
      <style:text-properties fo:font-weight="bold" officeooo:rsid="0060c9ff" style:font-weight-asian="bold" style:font-weight-complex="bold"/>
    </style:style>
    <style:style style:name="T26" style:family="text">
      <style:text-properties fo:font-weight="bold" officeooo:rsid="00638f33" style:font-weight-asian="bold"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officeooo:rsid="0036b434" style:font-style-asian="normal" style:font-style-complex="normal"/>
    </style:style>
    <style:style style:name="T29" style:family="text">
      <style:text-properties style:font-name="Courier1"/>
    </style:style>
    <style:style style:name="T30" style:family="text">
      <style:text-properties fo:font-size="24pt" style:font-size-asian="24pt" style:font-size-complex="24pt"/>
    </style:style>
    <style:style style:name="T31" style:family="text">
      <style:text-properties fo:font-size="24pt" officeooo:rsid="002c2a63" style:font-size-asian="24pt" style:font-size-complex="24pt"/>
    </style:style>
    <style:style style:name="T32" style:family="text">
      <style:text-properties fo:font-size="9pt" style:font-size-asian="9pt"/>
    </style:style>
    <style:style style:name="T33" style:family="text">
      <style:text-properties fo:font-size="9pt" style:font-size-asian="9pt" style:font-name-complex="Arial"/>
    </style:style>
    <style:style style:name="T34" style:family="text">
      <style:text-properties fo:font-size="9pt" style:font-size-asian="9pt" style:font-name-complex="Arial" style:font-size-complex="11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ize="14pt" style:text-underline-style="solid" style:text-underline-width="auto" style:text-underline-color="font-color" style:font-size-asian="14pt"/>
    </style:style>
    <style:style style:name="T38" style:family="text">
      <style:text-properties fo:font-size="14pt" style:font-size-asian="14pt" style:font-size-complex="14pt"/>
    </style:style>
    <style:style style:name="T39" style:family="text">
      <style:text-properties style:text-underline-style="none"/>
    </style:style>
    <style:style style:name="T40" style:family="text">
      <style:text-properties style:text-underline-style="none" fo:font-weight="bold" style:font-weight-asian="bold" style:font-weight-complex="bold"/>
    </style:style>
    <style:style style:name="T41" style:family="text">
      <style:text-properties fo:font-variant="normal" fo:text-transform="none" fo:color="#000000" fo:letter-spacing="normal" fo:font-style="normal" fo:font-weight="normal" style:font-style-asian="normal" style:font-style-complex="normal"/>
    </style:style>
    <style:style style:name="T42" style:family="text">
      <style:text-properties fo:font-variant="normal" fo:text-transform="none" fo:color="#000000" fo:letter-spacing="normal" fo:font-style="normal" style:text-underline-style="none" fo:font-weight="bold" style:font-style-asian="normal" style:font-style-complex="normal"/>
    </style:style>
    <style:style style:name="T43" style:family="text">
      <style:text-properties fo:font-variant="normal" fo:text-transform="none" fo:color="#000000" fo:letter-spacing="normal" fo:font-style="normal" style:text-underline-style="none" fo:font-weight="normal" style:font-style-asian="normal" style:font-style-complex="normal"/>
    </style:style>
    <style:style style:name="T4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6" style:family="text">
      <style:text-properties style:font-name="Century Gothic"/>
    </style:style>
    <style:style style:name="T47" style:family="text">
      <style:text-properties style:font-name="Century Gothic" fo:font-size="9pt" style:font-size-asian="9pt" style:font-name-complex="Arial" style:font-size-complex="11pt"/>
    </style:style>
    <style:style style:name="T48" style:family="text">
      <style:text-properties style:font-name="Century Gothic" fo:font-size="11pt" style:font-size-asian="11pt" style:font-size-complex="11pt"/>
    </style:style>
    <style:style style:name="T49" style:family="text">
      <style:text-properties fo:font-size="11pt" style:font-size-asian="11pt" style:font-size-complex="11pt"/>
    </style:style>
    <style:style style:name="T50" style:family="text">
      <style:text-properties fo:font-size="11pt" style:font-size-asian="11pt" style:font-name-complex="Arial"/>
    </style:style>
    <style:style style:name="T51" style:family="text">
      <style:text-properties fo:font-size="11pt" style:font-size-asian="11pt" style:font-name-complex="Arial" style:font-size-complex="11pt"/>
    </style:style>
    <style:style style:name="T52" style:family="text">
      <style:text-properties fo:font-size="11pt" fo:font-style="italic" style:font-size-asian="11pt" style:font-style-asian="italic" style:font-size-complex="11pt" style:font-style-complex="italic"/>
    </style:style>
    <style:style style:name="T53" style:family="text">
      <style:text-properties fo:font-size="11pt" fo:font-style="italic" style:font-size-asian="11pt" style:font-style-asian="italic" style:font-name-complex="Arial" style:font-size-complex="11pt"/>
    </style:style>
    <style:style style:name="T54" style:family="text">
      <style:text-properties fo:font-size="18pt" style:font-size-asian="18pt" style:font-name-complex="Arial" style:font-size-complex="11pt"/>
    </style:style>
    <style:style style:name="T55" style:family="text">
      <style:text-properties fo:font-size="18pt" officeooo:rsid="00220629" style:font-size-asian="18pt" style:font-name-complex="Arial"/>
    </style:style>
    <style:style style:name="T56" style:family="text">
      <style:text-properties fo:font-size="18pt" officeooo:rsid="002365eb" style:font-size-asian="18pt" style:font-name-complex="Arial"/>
    </style:style>
    <style:style style:name="T57" style:family="text">
      <style:text-properties fo:font-size="18pt" fo:font-weight="bold" officeooo:rsid="00669669" style:font-size-asian="18pt" style:font-weight-asian="bold" style:font-name-complex="Arial" style:font-weight-complex="bold"/>
    </style:style>
    <style:style style:name="T58" style:family="text">
      <style:text-properties style:font-name="Courier New" fo:font-style="italic" style:text-underline-style="none" style:font-style-asian="italic"/>
    </style:style>
    <style:style style:name="T59" style:family="text">
      <style:text-properties style:font-name="Courier New" fo:font-size="11pt" style:text-underline-style="solid" style:text-underline-width="auto" style:text-underline-color="font-color" style:font-size-asian="11pt" style:font-name-complex="Arial" style:font-size-complex="11pt"/>
    </style:style>
    <style:style style:name="T60" style:family="text">
      <style:text-properties style:font-name="Century Gothic4" fo:font-size="11pt" style:text-underline-style="none" style:font-size-asian="11pt" style:font-size-complex="11pt"/>
    </style:style>
    <style:style style:name="T61" style:family="text">
      <style:text-properties fo:color="#ffffff" fo:font-weight="normal" style:font-weight-asian="normal" style:font-weight-complex="normal"/>
    </style:style>
    <style:style style:name="T62" style:family="text">
      <style:text-properties officeooo:rsid="001afd85"/>
    </style:style>
    <style:style style:name="T63" style:family="text">
      <style:text-properties officeooo:rsid="001caad5"/>
    </style:style>
    <style:style style:name="T64" style:family="text">
      <style:text-properties officeooo:rsid="001e86c1"/>
    </style:style>
    <style:style style:name="T65" style:family="text">
      <style:text-properties officeooo:rsid="0020063b"/>
    </style:style>
    <style:style style:name="T66" style:family="text">
      <style:text-properties officeooo:rsid="00220629"/>
    </style:style>
    <style:style style:name="T67" style:family="text">
      <style:text-properties officeooo:rsid="00265d13"/>
    </style:style>
    <style:style style:name="T68" style:family="text">
      <style:text-properties officeooo:rsid="0029e344"/>
    </style:style>
    <style:style style:name="T69" style:family="text">
      <style:text-properties officeooo:rsid="0036b434"/>
    </style:style>
    <style:style style:name="T70" style:family="text">
      <style:text-properties officeooo:rsid="003d8536"/>
    </style:style>
    <style:style style:name="T71" style:family="text">
      <style:text-properties style:font-name="Comic Sans MS"/>
    </style:style>
    <style:style style:name="T72" style:family="text">
      <style:text-properties style:font-name="Comic Sans MS" fo:language="zxx" fo:country="none" style:language-asian="zxx" style:country-asian="none"/>
    </style:style>
    <style:style style:name="T73" style:family="text">
      <style:text-properties style:font-name="Comic Sans MS" fo:font-size="12pt" style:font-size-asian="12pt" style:font-size-complex="12pt"/>
    </style:style>
    <style:style style:name="T74" style:family="text">
      <style:text-properties style:text-position="super 58%" style:font-name="Comic Sans MS"/>
    </style:style>
    <style:style style:name="T75" style:family="text">
      <style:text-properties style:text-position="super 58%" style:font-name="Comic Sans MS" fo:font-size="12pt" style:font-size-asian="12pt" style:font-size-complex="12pt"/>
    </style:style>
    <style:style style:name="T76" style:family="text">
      <style:text-properties officeooo:rsid="00536f75"/>
    </style:style>
    <style:style style:name="T77" style:family="text">
      <style:text-properties officeooo:rsid="0054278d"/>
    </style:style>
    <style:style style:name="T78" style:family="text">
      <style:text-properties style:font-name="Ubuntu" style:font-name-asian="Times New Roman" style:font-name-complex="Cambria"/>
    </style:style>
    <style:style style:name="T79" style:family="text">
      <style:text-properties style:font-name="Ubuntu" style:font-name-asian="Ubuntu" style:font-name-complex="Ubuntu"/>
    </style:style>
    <style:style style:name="T80" style:family="text">
      <style:text-properties style:font-name="Courier New" fo:font-size="11pt" style:font-size-asian="11pt" style:font-size-complex="11pt"/>
    </style:style>
    <style:style style:name="T81" style:family="text">
      <style:text-properties fo:font-size="12pt"/>
    </style:style>
    <style:style style:name="T82" style:family="text">
      <style:text-properties style:font-name="Trebuchet MS2" fo:font-size="11pt" style:font-size-asian="11pt" style:font-size-complex="11pt"/>
    </style:style>
    <style:style style:name="T83" style:family="text">
      <style:text-properties fo:font-size="18pt" style:font-size-asian="18pt" style:font-size-complex="18pt"/>
    </style:style>
    <style:style style:name="T84" style:family="text">
      <style:text-properties fo:font-size="16pt" style:font-size-asian="16pt" style:font-size-complex="16pt"/>
    </style:style>
    <style:style style:name="T85" style:family="text">
      <style:text-properties fo:font-size="20pt" style:font-size-asian="20pt" style:font-size-complex="20pt"/>
    </style:style>
    <style:style style:name="T86" style:family="text">
      <style:text-properties style:font-name="Comic Sans MS" fo:font-size="20pt" style:font-size-asian="20pt" style:font-size-complex="20pt"/>
    </style:style>
    <style:style style:name="T87" style:family="text">
      <style:text-properties fo:font-size="20pt" fo:font-weight="bold" style:font-size-asian="20pt" style:font-weight-asian="bold" style:font-size-complex="20pt" style:font-weight-complex="bold"/>
    </style:style>
    <style:style style:name="T88" style:family="text">
      <style:text-properties fo:font-size="10pt" style:font-size-asian="10pt" style:font-size-complex="10pt"/>
    </style:style>
    <style:style style:name="T89" style:family="text">
      <style:text-properties fo:font-size="8pt" style:font-size-asian="8pt" style:font-size-complex="8pt"/>
    </style:style>
    <style:style style:name="T90" style:family="text">
      <style:text-properties fo:font-size="12pt" fo:font-weight="bold" style:font-weight-asian="bold" style:font-weight-complex="bold"/>
    </style:style>
    <style:style style:name="T91" style:family="text">
      <style:text-properties style:font-name="Comic Sans MS" fo:font-size="10pt" style:text-underline-style="none" style:font-name-asian="Arial" style:font-size-asian="10pt" style:font-size-complex="10pt"/>
    </style:style>
    <style:style style:name="T92" style:family="text">
      <style:text-properties fo:color="#ff0000" fo:font-size="30pt" fo:font-weight="bold" style:font-size-asian="30pt" style:font-weight-asian="bold" style:font-size-complex="3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2.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2.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color="#ffffff" draw:textarea-horizontal-align="justify" draw:textarea-vertical-align="middle" draw:auto-grow-height="false" fo:min-height="0.4862in" fo:min-width="2.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fill-color="#ffffff" draw:textarea-horizontal-align="justify" draw:textarea-vertical-align="middle" draw:auto-grow-height="false" fo:min-height="0.4307in" fo:min-width="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3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56" text:outline-level="1" text:is-list-header="true">Lesson 1</text:h>
      <text:p text:style-name="Standard"/>
      <text:p text:style-name="Standard"/>
      <text:h text:style-name="P148"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0">Thing in the game…</text:p>
          </table:table-cell>
          <table:table-cell table:style-name="Table1.A1" office:value-type="string">
            <text:p text:style-name="P50">What changes about it?</text:p>
          </table:table-cell>
          <table:table-cell table:style-name="Table1.C1" office:value-type="string">
            <text:p text:style-name="P50">More specifically...</text:p>
          </table:table-cell>
        </table:table-row>
        <table:table-row table:style-name="Table1.1">
          <table:table-cell table:style-name="Table1.B12" office:value-type="string">
            <text:p text:style-name="P67">cloud</text:p>
          </table:table-cell>
          <table:table-cell table:style-name="Table1.B12" office:value-type="string">
            <text:p text:style-name="P68">position</text:p>
          </table:table-cell>
          <table:table-cell table:style-name="Table1.C12" office:value-type="string">
            <text:p text:style-name="P69">x-coordinate</text:p>
          </table:table-cell>
        </table:table-row>
        <table:table-row table:style-name="Table1.1">
          <table:table-cell table:style-name="Table1.B12" office:value-type="string">
            <text:p text:style-name="P70">Cat</text:p>
          </table:table-cell>
          <table:table-cell table:style-name="Table1.B12" office:value-type="string">
            <text:p text:style-name="P70">Position</text:p>
          </table:table-cell>
          <table:table-cell table:style-name="Table1.C12" office:value-type="string">
            <text:p text:style-name="P70">X,y coordinates</text:p>
          </table:table-cell>
        </table:table-row>
        <table:table-row table:style-name="Table1.1">
          <table:table-cell table:style-name="Table1.B12" office:value-type="string">
            <text:p text:style-name="P70">Ruby</text:p>
          </table:table-cell>
          <table:table-cell table:style-name="Table1.B12" office:value-type="string">
            <text:p text:style-name="P70">Position</text:p>
          </table:table-cell>
          <table:table-cell table:style-name="Table1.C12" office:value-type="string">
            <text:p text:style-name="P70">x-coordinate</text:p>
          </table:table-cell>
        </table:table-row>
        <table:table-row table:style-name="Table1.1">
          <table:table-cell table:style-name="Table1.B12" office:value-type="string">
            <text:p text:style-name="P70">Dog</text:p>
          </table:table-cell>
          <table:table-cell table:style-name="Table1.B12" office:value-type="string">
            <text:p text:style-name="P70">Position</text:p>
          </table:table-cell>
          <table:table-cell table:style-name="Table1.C12" office:value-type="string">
            <text:p text:style-name="P70">Y-coordinate</text:p>
          </table:table-cell>
        </table:table-row>
        <table:table-row table:style-name="Table1.1">
          <table:table-cell table:style-name="Table1.B12" office:value-type="string">
            <text:p text:style-name="P70">Score</text:p>
          </table:table-cell>
          <table:table-cell table:style-name="Table1.B12" office:value-type="string">
            <text:p text:style-name="P70">Value</text:p>
          </table:table-cell>
          <table:table-cell table:style-name="Table1.C12" office:value-type="string">
            <text:p text:style-name="P70"/>
          </table:table-cell>
        </table:table-row>
        <table:table-row table:style-name="Table1.1">
          <table:table-cell table:style-name="Table1.B12" office:value-type="string">
            <text:p text:style-name="P70">Background</text:p>
          </table:table-cell>
          <table:table-cell table:style-name="Table1.B12" office:value-type="string">
            <text:p text:style-name="P70">Nothing</text:p>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
      <text:h text:style-name="P157" text:outline-level="1" text:is-list-header="true">Finding Coordinates</text:h>
      <text:p text:style-name="P3"><draw:frame draw:style-name="fr2" draw:name="graphics4" text:anchor-type="paragraph" svg:x="0.1563in" svg:y="0.0646in" svg:width="6.6874in" svg:height="4.8071in" draw:z-index="4"><draw:image xlink:href="Pictures/10000201000002060000017865B2F4DF91C0614A.png" xlink:type="simple" xlink:show="embed" xlink:actuate="onLoad"/></draw:frame></text:p>
      <text:p text:style-name="P3"/>
      <text:p text:style-name="P4"/>
      <text:p text:style-name="P4"/>
      <text:p text:style-name="P4">The coordinates for the PLAYER (NinjaCat) are: <text:s text:c="6"/><text:span text:style-name="T30">( <text:s/></text:span><text:span text:style-name="T31">150</text:span><text:span text:style-name="T30"> <text:s/>, <text:s text:c="3"/></text:span><text:span text:style-name="T31">50</text:span><text:span text:style-name="T30"> <text:s text:c="3"/>)</text:span></text:p>
      <text:p text:style-name="Header"><text:s text:c="80"/><text:span text:style-name="T49"><text:s text:c="5"/></text:span><text:span text:style-name="T52">x-coordinate <text:s text:c="4"/>y-coordinate</text:span></text:p>
      <text:p text:style-name="Header"/>
      <text:p text:style-name="Header"/>
      <text:p text:style-name="P4">The coordinates for the DANGER (Dog) are: <text:s text:c="4"/><text:tab/><text:span text:style-name="T30">( <text:s/></text:span><text:span text:style-name="T31">450 </text:span><text:span text:style-name="T30"><text:s text:c="2"/>, <text:s text:c="3"/></text:span><text:span text:style-name="T31">50</text:span><text:span text:style-name="T30"> <text:s text:c="3"/>)</text:span></text:p>
      <text:p text:style-name="Header"/>
      <text:p text:style-name="P4"/>
      <text:p text:style-name="P4"/>
      <text:p text:style-name="P4">The coordinates for the TARGET (Ruby) are: <text:s text:c="3"/><text:tab/> <text:span text:style-name="T30">( <text:s/></text:span><text:span text:style-name="T31">550</text:span><text:span text:style-name="T30"> <text:s text:c="2"/>, <text:s text:c="3"/></text:span><text:span text:style-name="T31">250</text:span><text:span text:style-name="T30"> <text:s/>)</text:span></text:p>
      <text:p text:style-name="P17">Our Videogame</text:p>
      <text:p text:style-name="P22"><draw:frame text:anchor-type="paragraph" draw:z-index="9" draw:name="Shape1" draw:style-name="gr5" draw:text-style-name="P207" svg:width="2.8252in" svg:height="0.4425in" svg:x="3.4866in" svg:y="0.0902in"><draw:text-box><text:p>Ellie and Danny</text:p></draw:text-box></draw:frame></text:p>
      <text:p text:style-name="P22">Created by (write your names): ________________________________________________</text:p>
      <text:h text:style-name="Heading_20_1" text:outline-level="1" text:is-list-header="true">Background</text:h>
      <text:list xml:id="list6347457049272089149" text:style-name="WW8Num10">
        <text:list-header>
          <text:p text:style-name="Normal_20_Bullet"/>
          <text:p text:style-name="P188"><draw:frame text:anchor-type="paragraph" draw:z-index="10" draw:name="Shape2" draw:style-name="gr6" draw:text-style-name="P207"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21948210555144" text:continue-numbering="true" text:style-name="WW8Num10">
        <text:list-header>
          <text:p text:style-name="P191"/>
        </text:list-header>
      </text:list>
      <text:list xml:id="list1625706598902693180" text:style-name="WW8Num2">
        <text:list-header>
          <text:p text:style-name="P192"><draw:frame text:anchor-type="paragraph" draw:z-index="11" draw:name="Shape3" draw:style-name="gr7" draw:text-style-name="P207" svg:width="2.1748in" svg:height="0.4815in" svg:x="1.9772in" svg:y="-0.0264in"><draw:text-box><text:p>Lion</text:p></draw:text-box></draw:frame>The player is a _____________________________________.</text:p>
        </text:list-header>
      </text:list>
      <text:list xml:id="list121946890890575" text:continue-list="list121948210555144" text:style-name="WW8Num10">
        <text:list-header>
          <text:p text:style-name="P196"><text:line-break/>The player moves only up and down.</text:p>
        </text:list-header>
      </text:list>
      <text:h text:style-name="Heading_20_1" text:outline-level="1" text:is-list-header="true">The Target<text:tab/></text:h>
      <text:list xml:id="list121947088795320" text:continue-numbering="true" text:style-name="WW8Num10">
        <text:list-header>
          <text:p text:style-name="P191">Your player GAINS points when they hit the target.</text:p>
        </text:list-header>
      </text:list>
      <text:list xml:id="list1954314489103919325" text:style-name="WW8Num8">
        <text:list-header>
          <text:p text:style-name="P193"><draw:frame text:anchor-type="paragraph" draw:z-index="12" draw:name="Shape4" draw:style-name="gr8" draw:text-style-name="P207" svg:width="1.9406in" svg:height="0.4303in" svg:x="1.9508in" svg:y="-0.0681in"><draw:text-box><text:p>Escaped gazelle</text:p><text:p/></draw:text-box></draw:frame>The Target is a _____________________________________.</text:p>
        </text:list-header>
      </text:list>
      <text:p text:style-name="P189">The Target moves only to the left and right.</text:p>
      <text:h text:style-name="Heading_20_1" text:outline-level="1" text:is-list-header="true">The Danger<text:tab/></text:h>
      <text:list xml:id="list121946185414164" text:continue-list="list121947088795320" text:style-name="WW8Num10">
        <text:list-header>
          <text:p text:style-name="P191">Your player LOSES points when they hit the danger.</text:p>
        </text:list-header>
      </text:list>
      <text:list xml:id="list334589530537952376" text:style-name="WW8Num4">
        <text:list-header>
          <text:p text:style-name="P194"><draw:frame text:anchor-type="paragraph" draw:z-index="13" draw:name="Shape5" draw:style-name="gr9" draw:text-style-name="P207" svg:width="1.2504in" svg:height="0.7685in" svg:x="2.0028in" svg:y="-0.0457in"><draw:text-box><text:p>Zookeeper</text:p></draw:text-box></draw:frame>The Danger is a ____________________________________.</text:p>
          <text:p text:style-name="P195">The Danger moves only to the left and right.</text:p>
          <text:h text:style-name="P166" text:outline-level="1"><text:span text:style-name="T61">Circle of Evaluation Practice</text:span><text:tab/><text:tab/>Time: 5 minutes</text:h>
        </text:list-header>
      </text:list>
      <text:p text:style-name="Standard">Don't forget to use the computer's symbols for things like <text:span text:style-name="T46">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5"><draw:ellipse text:anchor-type="paragraph" draw:z-index="45" draw:style-name="gr10" draw:text-style-name="P208" svg:width="2.1205in" svg:height="1.2307in" svg:x="1.7472in" svg:y="1.7591in"><text:p/></draw:ellipse><draw:ellipse text:anchor-type="paragraph" draw:z-index="47" draw:style-name="gr10" draw:text-style-name="P208" svg:width="2.2024in" svg:height="1.9539in" svg:x="1.7118in" svg:y="5.3902in"><text:p/></draw:ellipse>Math</text:p>
          </table:table-cell>
          <table:table-cell table:style-name="Table5.A1" office:value-type="string">
            <text:p text:style-name="P55">Circle of Evaluation</text:p>
          </table:table-cell>
          <table:table-cell table:style-name="Table5.C1" office:value-type="string">
            <text:p text:style-name="P55">Pyret Code</text:p>
          </table:table-cell>
        </table:table-row>
        <table:table-row table:style-name="Table5.2">
          <table:table-cell table:style-name="Table5.A1" office:value-type="string">
            <text:p text:style-name="P85"/>
            <text:p text:style-name="P84">5 <text:s text:c="2"/>x <text:s text:c="2"/>10</text:p>
          </table:table-cell>
          <table:table-cell table:style-name="Table5.A1" office:value-type="string">
            <text:p text:style-name="P83"><draw:ellipse text:anchor-type="paragraph" draw:z-index="14" draw:style-name="gr10" draw:text-style-name="P208" svg:width="1.8559in" svg:height="1.3661in" svg:x="0.1701in" svg:y="0.1028in"><text:p/></draw:ellipse><draw:line text:anchor-type="paragraph" draw:z-index="15" draw:style-name="gr11" draw:text-style-name="P209" svg:x1="0.4354in" svg:y1="0.2965in" svg:x2="1.7606in" svg:y2="0.3063in"><text:p/></draw:line><draw:frame text:anchor-type="paragraph" draw:z-index="16" draw:style-name="gr12" draw:text-style-name="P207" svg:width="0.3976in" svg:height="0.2567in" svg:x="1.1181in" svg:y="0.1028in"><draw:text-box><text:p>*</text:p></draw:text-box></draw:frame><draw:frame text:anchor-type="paragraph" draw:z-index="17" draw:style-name="gr13" draw:text-style-name="P210" svg:width="1.5598in" svg:height="0.1953in" svg:x="0.3362in" svg:y="0.6335in"><draw:text-box><text:p><text:span text:style-name="T81">5 <text:s text:c="22"/>10</text:span></text:p></draw:text-box></draw:frame></text:p>
          </table:table-cell>
          <table:table-cell table:style-name="Table5.C1" office:value-type="string">
            <text:p text:style-name="P83"/>
            <text:p text:style-name="P81"><text:s/><text:span text:style-name="T69">5 * 10</text:span></text:p>
          </table:table-cell>
        </table:table-row>
        <table:table-row table:style-name="Table5.2">
          <table:table-cell table:style-name="Table5.A1" office:value-type="string">
            <text:p text:style-name="P89"/>
            <text:p text:style-name="P88">8 + (5 <text:s/>x <text:s/>10)</text:p>
          </table:table-cell>
          <table:table-cell table:style-name="Table5.A1" office:value-type="string">
            <text:p text:style-name="P86"><draw:line text:anchor-type="paragraph" draw:z-index="18" draw:style-name="gr11" draw:text-style-name="P209" svg:x1="0.3165in" svg:y1="0.2134in" svg:x2="1.8555in" svg:y2="0.2343in"><text:p/></draw:line><draw:frame text:anchor-type="paragraph" draw:z-index="19" draw:style-name="gr14" draw:text-style-name="P207" svg:width="0.5504in" svg:height="0.2752in" svg:x="0.9862in" svg:y="0.0339in"><draw:text-box><text:p>+</text:p></draw:text-box></draw:frame><draw:frame text:anchor-type="paragraph" draw:z-index="20" draw:style-name="gr15" draw:text-style-name="P207" svg:width="0.4488in" svg:height="0.4488in" svg:x="0.15in" svg:y="0.4819in"><draw:text-box><text:p>8</text:p></draw:text-box></draw:frame><draw:ellipse text:anchor-type="paragraph" draw:z-index="21" draw:style-name="gr10" draw:text-style-name="P208" svg:width="1.4169in" svg:height="0.765in" svg:x="0.5071in" svg:y="0.3701in"><text:p/></draw:ellipse><draw:line text:anchor-type="paragraph" draw:z-index="22" draw:style-name="gr11" draw:text-style-name="P209" svg:x1="0.65in" svg:y1="0.5437in" svg:x2="1.822in" svg:y2="0.5437in"><text:p/></draw:line><draw:frame text:anchor-type="paragraph" draw:z-index="23" draw:style-name="gr16" draw:text-style-name="P207" svg:width="0.2657in" svg:height="0.235in" svg:x="1.1189in" svg:y="0.3701in"><draw:text-box><text:p>*</text:p></draw:text-box></draw:frame><draw:frame text:anchor-type="paragraph" draw:z-index="46" draw:name="Shape6" draw:style-name="gr13" draw:text-style-name="P210" svg:width="0.9642in" svg:height="0.1953in" svg:x="0.711in" svg:y="0.7307in"><draw:text-box><text:p><text:span text:style-name="T81">5 <text:s text:c="11"/>10</text:span></text:p></draw:text-box></draw:frame></text:p>
          </table:table-cell>
          <table:table-cell table:style-name="Table5.C1" office:value-type="string">
            <text:p text:style-name="P86"/>
            <text:p text:style-name="P86"><text:s/><text:span text:style-name="T28">8 + (5 * 10)</text:span></text:p>
          </table:table-cell>
        </table:table-row>
        <table:table-row table:style-name="Table5.2">
          <table:table-cell table:style-name="Table5.A1" office:value-type="string">
            <text:p text:style-name="P94"/>
            <text:p text:style-name="P93">(8 + 2) <text:s text:c="2"/>- <text:s text:c="2"/>(5 <text:s/>x 10)</text:p>
          </table:table-cell>
          <table:table-cell table:style-name="Table5.A1" office:value-type="string">
            <text:p text:style-name="P90"><draw:ellipse text:anchor-type="paragraph" draw:z-index="24" draw:style-name="gr10" draw:text-style-name="P208" svg:width="2.1205in" svg:height="1.7433in" svg:x="-0.0028in" svg:y="0.1339in"><text:p/></draw:ellipse><draw:line text:anchor-type="paragraph" draw:z-index="25" draw:style-name="gr11" draw:text-style-name="P209" svg:x1="0.272in" svg:y1="0.3992in" svg:x2="1.7909in" svg:y2="0.3992in"><text:p/></draw:line><draw:ellipse text:anchor-type="paragraph" draw:z-index="26" draw:style-name="gr10" draw:text-style-name="P208" svg:width="0.9587in" svg:height="0.8157in" svg:x="0.048in" svg:y="0.6339in"><text:p/></draw:ellipse><draw:ellipse text:anchor-type="paragraph" draw:z-index="27" draw:style-name="gr10" draw:text-style-name="P208" svg:width="0.9894in" svg:height="0.8051in" svg:x="1.0673in" svg:y="0.6339in"><text:p/></draw:ellipse><draw:line text:anchor-type="paragraph" draw:z-index="28" draw:style-name="gr11" draw:text-style-name="P209" svg:x1="1.1591in" svg:y1="0.8071in" svg:x2="1.9335in" svg:y2="0.8071in"><text:p/></draw:line><draw:line text:anchor-type="paragraph" draw:z-index="29" draw:style-name="gr11" draw:text-style-name="P209" svg:x1="0.9244in" svg:y1="0.8272in" svg:x2="0.1291in" svg:y2="0.8272in"><text:p/></draw:line><draw:frame text:anchor-type="paragraph" draw:z-index="30" draw:style-name="gr17" draw:text-style-name="P207" svg:width="0.4079in" svg:height="0.2657in" svg:x="0.9453in" svg:y="0.1339in"><draw:text-box><text:p>-</text:p></draw:text-box></draw:frame><draw:frame text:anchor-type="paragraph" draw:z-index="31" draw:style-name="gr13" draw:text-style-name="P207" svg:width="0.3067in" svg:height="0.1953in" svg:x="1.5256in" svg:y="0.6339in"><draw:text-box><text:p>*</text:p></draw:text-box></draw:frame><draw:frame text:anchor-type="paragraph" draw:z-index="32" draw:style-name="gr13" draw:text-style-name="P210" svg:width="0.2449in" svg:height="0.1953in" svg:x="0.4555in" svg:y="0.6339in"><draw:text-box><text:p><text:span text:style-name="T81">+</text:span></text:p></draw:text-box></draw:frame><draw:frame text:anchor-type="paragraph" draw:z-index="33" draw:style-name="gr18" draw:text-style-name="P207" svg:width="0.887in" svg:height="0.2248in" svg:x="0.048in" svg:y="0.9398in"><draw:text-box><text:p><text:s text:c="3"/>8 <text:s text:c="6"/>2</text:p></draw:text-box></draw:frame><draw:frame text:anchor-type="paragraph" draw:z-index="34" draw:style-name="gr18" draw:text-style-name="P207" svg:width="0.8776in" svg:height="0.2248in" svg:x="1.1791in" svg:y="0.9398in"><draw:text-box><text:p>5 <text:s text:c="9"/>10</text:p></draw:text-box></draw:frame></text:p>
          </table:table-cell>
          <table:table-cell table:style-name="Table5.C1" office:value-type="string">
            <text:p text:style-name="P90"/>
            <text:p text:style-name="P90"><text:s/><text:span text:style-name="T28">(8+2) – (5 * 10)</text:span></text:p>
          </table:table-cell>
        </table:table-row>
        <table:table-row table:style-name="Table5.2">
          <table:table-cell table:style-name="Table5.A1" office:value-type="string">
            <text:p text:style-name="P94"/>
            <text:p text:style-name="P127">5 <text:s/>x <text:s/>10</text:p>
            <text:p text:style-name="P128">8 <text:s/>- <text:s/>2</text:p>
          </table:table-cell>
          <table:table-cell table:style-name="Table5.A1" office:value-type="string">
            <text:p text:style-name="P90"><draw:ellipse text:anchor-type="paragraph" draw:z-index="35" draw:style-name="gr10" draw:text-style-name="P208" svg:width="1.0094in" svg:height="0.8661in" svg:x="-0.0008in" svg:y="0.6417in"><text:p/></draw:ellipse><draw:ellipse text:anchor-type="paragraph" draw:z-index="36" draw:style-name="gr10" draw:text-style-name="P208" svg:width="1.0476in" svg:height="0.8776in" svg:x="1.0839in" svg:y="0.6339in"><text:p/></draw:ellipse><draw:line text:anchor-type="paragraph" draw:z-index="37" draw:style-name="gr11" draw:text-style-name="P209" svg:x1="0.3154in" svg:y1="0.3516in" svg:x2="1.7945in" svg:y2="0.3516in"><text:p/></draw:line><draw:line text:anchor-type="paragraph" draw:z-index="38" draw:style-name="gr11" draw:text-style-name="P209" svg:x1="0.1228in" svg:y1="0.7937in" svg:x2="0.8819in" svg:y2="0.7937in"><text:p/></draw:line><draw:line text:anchor-type="paragraph" draw:z-index="39" draw:style-name="gr11" draw:text-style-name="P209" svg:x1="1.2091in" svg:y1="0.7839in" svg:x2="2.0063in" svg:y2="0.7839in"><text:p/></draw:line><draw:frame text:anchor-type="paragraph" draw:z-index="40" draw:style-name="gr19" draw:text-style-name="P207" svg:width="0.3898in" svg:height="0.2016in" svg:x="0.9783in" svg:y="0.15in"><draw:text-box><text:p>/</text:p></draw:text-box></draw:frame><draw:frame text:anchor-type="paragraph" draw:z-index="41" draw:style-name="gr13" draw:text-style-name="P207" svg:width="0.1543in" svg:height="0.1953in" svg:x="0.4543in" svg:y="0.6689in"><draw:text-box><text:p>*</text:p></draw:text-box></draw:frame><draw:frame text:anchor-type="paragraph" draw:z-index="42" draw:style-name="gr13" draw:text-style-name="P210" svg:width="0.1587in" svg:height="0.1953in" svg:x="1.5689in" svg:y="0.5917in"><draw:text-box><text:p><text:span text:style-name="T81">-</text:span></text:p></draw:text-box></draw:frame><draw:frame text:anchor-type="paragraph" draw:z-index="43" draw:style-name="gr20" draw:text-style-name="P207" svg:width="0.7689in" svg:height="0.2496in" svg:x="0.0945in" svg:y="0.9665in"><draw:text-box><text:p><text:s text:c="2"/>5 <text:s text:c="5"/>10</text:p></draw:text-box></draw:frame><draw:frame text:anchor-type="paragraph" draw:z-index="44" draw:style-name="gr21" draw:text-style-name="P207" svg:width="0.874in" svg:height="0.274in" svg:x="1.1465in" svg:y="0.952in"><draw:text-box><text:p><text:s text:c="2"/>8 <text:s text:c="8"/>2</text:p></draw:text-box></draw:frame></text:p>
          </table:table-cell>
          <table:table-cell table:style-name="Table5.C1" office:value-type="string">
            <text:p text:style-name="P90"/>
            <text:p text:style-name="P91">(5 * 10) / (8 - 2)</text:p>
          </table:table-cell>
        </table:table-row>
      </table:table>
      <text:p text:style-name="Standard"/>
      <text:h text:style-name="P168" text:outline-level="1" text:is-list-header="true">Lesson 2</text:h>
      <text:p text:style-name="P48">(draw Circles of Evaluation here if you need extra scratch paper)</text:p>
      <text:h text:style-name="P167"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
          </table:table-cell>
          <table:table-cell table:style-name="Table2.A1" office:value-type="string">
            <text:p text:style-name="P55">Math</text:p>
          </table:table-cell>
          <table:table-cell table:style-name="Table2.A1" office:value-type="string">
            <text:p text:style-name="P55">Circle of Evaluation</text:p>
          </table:table-cell>
          <table:table-cell table:style-name="Table2.D1" office:value-type="string">
            <text:p text:style-name="P55">Pyret Code</text:p>
          </table:table-cell>
        </table:table-row>
        <table:table-row table:style-name="Table2.2">
          <table:table-cell table:style-name="Table2.A2" office:value-type="string">
            <text:p text:style-name="P129">Round 1</text:p>
          </table:table-cell>
          <table:table-cell table:style-name="Table2.A1" office:value-type="string">
            <text:p text:style-name="P85"/>
            <text:p text:style-name="P84">(3 <text:span text:style-name="T70">x</text:span> 7) - (1 + 2)</text:p>
          </table:table-cell>
          <table:table-cell table:style-name="Table2.A1" office:value-type="string">
            <text:p text:style-name="P83"><draw:ellipse text:anchor-type="paragraph" draw:z-index="48" draw:style-name="gr22" draw:text-style-name="P211" svg:width="1.5224in" svg:height="1.3398in" svg:x="0.1717in" svg:y="0.0516in"><text:p/></draw:ellipse><draw:ellipse text:anchor-type="paragraph" draw:z-index="49" draw:style-name="gr22" draw:text-style-name="P211" svg:width="0.5894in" svg:height="0.5504in" svg:x="0.3043in" svg:y="0.5571in"><text:p/></draw:ellipse><draw:ellipse text:anchor-type="paragraph" draw:z-index="50" draw:style-name="gr22" draw:text-style-name="P211" svg:width="0.5862in" svg:height="0.5358in" svg:x="0.9681in" svg:y="0.5862in"><text:p/></draw:ellipse><draw:line text:anchor-type="paragraph" draw:z-index="51" draw:style-name="gr11" draw:text-style-name="P209" svg:x1="1.0354in" svg:y1="0.7047in" svg:x2="1.5161in" svg:y2="0.6902in"><text:p/></draw:line><draw:line text:anchor-type="paragraph" draw:z-index="52" draw:style-name="gr11" draw:text-style-name="P209" svg:x1="0.4472in" svg:y1="0.1965in" svg:x2="1.3992in" svg:y2="0.1965in"><text:p/></draw:line><draw:frame text:anchor-type="paragraph" draw:z-index="53" draw:style-name="gr23" draw:text-style-name="P212" svg:width="0.4453in" svg:height="0.3567in" svg:x="1.0543in" svg:y="0.5535in"><draw:text-box><text:p text:style-name="P209"><text:span text:style-name="T82">+</text:span></text:p><text:p text:style-name="P209"><text:span text:style-name="T82">1 <text:s text:c="2"/>2</text:span></text:p></draw:text-box></draw:frame><draw:frame text:anchor-type="paragraph" draw:z-index="54" draw:style-name="gr24" draw:text-style-name="P213" svg:width="0.4795in" svg:height="0.4587in" svg:x="0.3429in" svg:y="0.5571in"><draw:text-box><text:p text:style-name="P209">*</text:p><text:p text:style-name="P209">3 <text:s text:c="3"/>7</text:p></draw:text-box></draw:frame><draw:line text:anchor-type="paragraph" draw:z-index="79" draw:name="Shape7" draw:style-name="gr11" draw:text-style-name="P209" svg:x1="0.8539in" svg:y1="0.6772in" svg:x2="0.3429in" svg:y2="0.6843in"><text:p/></draw:line><draw:frame text:anchor-type="paragraph" draw:z-index="80" draw:name="Shape8" draw:style-name="gr13" draw:text-style-name="P207" svg:width="0.3776in" svg:height="0.1953in" svg:x="0.8937in" svg:y="0.0516in"><draw:text-box><text:p>-</text:p></draw:text-box></draw:frame></text:p>
          </table:table-cell>
          <table:table-cell table:style-name="Table2.D1" office:value-type="string">
            <text:p text:style-name="P83"/>
            <text:p text:style-name="P82">(3 * 7) – (1 + 2)</text:p>
          </table:table-cell>
        </table:table-row>
        <table:table-row table:style-name="Table2.2">
          <table:table-cell table:style-name="Table2.A2" office:value-type="string">
            <text:p text:style-name="P130">Round 2</text:p>
          </table:table-cell>
          <table:table-cell table:style-name="Table2.A1" office:value-type="string">
            <text:p text:style-name="P89"/>
            <text:p text:style-name="P88">3 - (1 + 2)</text:p>
          </table:table-cell>
          <table:table-cell table:style-name="Table2.A1" office:value-type="string">
            <text:p text:style-name="P86"><draw:ellipse text:anchor-type="paragraph" draw:z-index="55" draw:style-name="gr22" draw:text-style-name="P211" svg:width="1.4094in" svg:height="1.2232in" svg:x="0.3043in" svg:y="0.0516in"><text:p/></draw:ellipse><draw:ellipse text:anchor-type="paragraph" draw:z-index="56" draw:style-name="gr22" draw:text-style-name="P211" svg:width="0.6488in" svg:height="0.6043in" svg:x="0.9055in" svg:y="0.5209in"><text:p/></draw:ellipse><draw:line text:anchor-type="paragraph" draw:z-index="57" draw:style-name="gr11" draw:text-style-name="P209" svg:x1="0.5492in" svg:y1="0.1937in" svg:x2="1.4764in" svg:y2="0.1937in"><text:p/></draw:line><draw:frame text:anchor-type="paragraph" draw:z-index="58" draw:style-name="gr25" draw:text-style-name="P214" svg:width="0.5315in" svg:height="0.3898in" svg:x="0.9681in" svg:y="0.4874in"><draw:text-box><text:p text:style-name="P209"><text:span text:style-name="T81">+</text:span></text:p><text:p text:style-name="P209"><text:span text:style-name="T81">1 <text:s text:c="3"/>2</text:span></text:p></draw:text-box></draw:frame><draw:frame text:anchor-type="paragraph" draw:z-index="59" draw:style-name="gr26" draw:text-style-name="P207" svg:width="0.4587in" svg:height="0.3441in" svg:x="0.4472in" svg:y="0.5626in"><draw:text-box><text:p>3</text:p></draw:text-box></draw:frame><draw:line text:anchor-type="paragraph" draw:z-index="81" draw:name="Shape9" draw:style-name="gr11" draw:text-style-name="P209" svg:x1="1.4992in" svg:y1="0.6543in" svg:x2="0.9681in" svg:y2="0.6606in"><text:p/></draw:line><draw:frame text:anchor-type="paragraph" draw:z-index="82" draw:name="Shape10" draw:style-name="gr13" draw:text-style-name="P210" svg:width="0.3067in" svg:height="0.1953in" svg:x="0.9783in" svg:y="0.0516in"><draw:text-box><text:p><text:span text:style-name="T81">-</text:span></text:p></draw:text-box></draw:frame></text:p>
          </table:table-cell>
          <table:table-cell table:style-name="Table2.D1" office:value-type="string">
            <text:p text:style-name="P86"/>
            <text:p text:style-name="P87">3 – (1 + 2)</text:p>
          </table:table-cell>
        </table:table-row>
        <table:table-row table:style-name="Table2.2">
          <table:table-cell table:style-name="Table2.A2" office:value-type="string">
            <text:p text:style-name="P131">Round 3</text:p>
          </table:table-cell>
          <table:table-cell table:style-name="Table2.A1" office:value-type="string">
            <text:p text:style-name="P94"/>
            <text:p text:style-name="P93">3 - <text:s/>(1 + (5 <text:span text:style-name="T70">x</text:span> 6))</text:p>
          </table:table-cell>
          <table:table-cell table:style-name="Table2.A1" office:value-type="string">
            <text:p text:style-name="P90"><draw:line text:anchor-type="paragraph" draw:z-index="60" draw:style-name="gr11" draw:text-style-name="P209" svg:x1="0.4307in" svg:y1="0.337in" svg:x2="1.7909in" svg:y2="0.3161in"><text:p/></draw:line><draw:ellipse text:anchor-type="paragraph" draw:z-index="61" draw:style-name="gr22" draw:text-style-name="P211" svg:width="1.2815in" svg:height="1.3024in" svg:x="0.822in" svg:y="0.5138in"><text:p/></draw:ellipse><draw:ellipse text:anchor-type="paragraph" draw:z-index="62" draw:style-name="gr22" draw:text-style-name="P211" svg:width="0.8024in" svg:height="0.7189in" svg:x="1.2535in" svg:y="0.8575in"><text:p/></draw:ellipse><draw:line text:anchor-type="paragraph" draw:z-index="63" draw:style-name="gr11" draw:text-style-name="P209" svg:x1="1.0098in" svg:y1="0.7118in" svg:x2="1.9264in" svg:y2="0.7016in"><text:p/></draw:line><draw:line text:anchor-type="paragraph" draw:z-index="64" draw:style-name="gr11" draw:text-style-name="P209" svg:x1="1.3319in" svg:y1="1.0035in" svg:x2="1.9571in" svg:y2="1.0138in"><text:p/></draw:line><draw:frame text:anchor-type="paragraph" draw:z-index="65" draw:style-name="gr27" draw:text-style-name="P207" svg:width="0.4169in" svg:height="0.2921in" svg:x="0.9744in" svg:y="0.0484in"><draw:text-box><text:p><text:s text:c="3"/><text:span text:style-name="T83">-</text:span></text:p></draw:text-box></draw:frame><draw:frame text:anchor-type="paragraph" draw:z-index="66" draw:style-name="gr27" draw:text-style-name="P215" svg:width="0.3752in" svg:height="0.2921in" svg:x="1.3661in" svg:y="0.4799in"><draw:text-box><text:p><text:span text:style-name="T83">+</text:span></text:p></draw:text-box></draw:frame><draw:frame text:anchor-type="paragraph" draw:z-index="67" draw:style-name="gr28" draw:text-style-name="P207" svg:width="0.4067in" svg:height="0.2598in" svg:x="1.4728in" svg:y="0.8201in"><draw:text-box><text:p><text:s text:c="3"/><text:span text:style-name="T84">*</text:span></text:p></draw:text-box></draw:frame><draw:frame text:anchor-type="paragraph" draw:z-index="68" draw:style-name="gr29" draw:text-style-name="P216" svg:width="0.4067in" svg:height="0.4898in" svg:x="0.2181in" svg:y="0.9409in"><draw:text-box><text:p><text:span text:style-name="T38">3</text:span></text:p></draw:text-box></draw:frame><draw:frame text:anchor-type="paragraph" draw:z-index="69" draw:style-name="gr30" draw:text-style-name="P216" svg:width="0.3858in" svg:height="0.4795in" svg:x="0.9161in" svg:y="0.9618in"><draw:text-box><text:p><text:span text:style-name="T38">1</text:span></text:p></draw:text-box></draw:frame><draw:ellipse text:anchor-type="paragraph" draw:z-index="70" draw:style-name="gr10" draw:text-style-name="P208" svg:width="2.1213in" svg:height="1.9524in" svg:x="0.0634in" svg:y="0.0972in"><text:p/></draw:ellipse><draw:frame text:anchor-type="paragraph" draw:z-index="83" draw:name="Shape11" draw:style-name="gr13" draw:text-style-name="P207" svg:width="0.5933in" svg:height="0.1953in" svg:x="1.3555in" svg:y="1.0965in"><draw:text-box><text:p>5 <text:s text:c="6"/>6</text:p></draw:text-box></draw:frame></text:p>
          </table:table-cell>
          <table:table-cell table:style-name="Table2.D1" office:value-type="string">
            <text:p text:style-name="P90"/>
            <text:p text:style-name="P92">3 – (1 +(5 * 6))</text:p>
          </table:table-cell>
        </table:table-row>
        <table:table-row table:style-name="Table2.2">
          <table:table-cell table:style-name="Table2.A2" office:value-type="string">
            <text:p text:style-name="P131">Round 4</text:p>
          </table:table-cell>
          <table:table-cell table:style-name="Table2.A1" office:value-type="string">
            <text:p text:style-name="P94"/>
            <text:p text:style-name="P93">(1 + (5 <text:span text:style-name="T70">x</text:span> 6)) - 3</text:p>
          </table:table-cell>
          <table:table-cell table:style-name="Table2.A1" office:value-type="string">
            <text:p text:style-name="P90"><draw:ellipse text:anchor-type="paragraph" draw:z-index="71" draw:style-name="gr22" draw:text-style-name="P211" svg:width="1.9142in" svg:height="1.935in" svg:x="0.1374in" svg:y="0.1035in"><text:p/></draw:ellipse><draw:line text:anchor-type="paragraph" draw:z-index="72" draw:style-name="gr11" draw:text-style-name="P209" svg:x1="0.4575in" svg:y1="0.361in" svg:x2="1.7386in" svg:y2="0.3402in"><text:p/></draw:line><draw:ellipse text:anchor-type="paragraph" draw:z-index="73" draw:style-name="gr22" draw:text-style-name="P211" svg:width="1.1669in" svg:height="1.1461in" svg:x="0.2217in" svg:y="0.6193in"><text:p/></draw:ellipse><draw:line text:anchor-type="paragraph" draw:z-index="74" draw:style-name="gr11" draw:text-style-name="P209" svg:x1="0.411in" svg:y1="0.7791in" svg:x2="1.2075in" svg:y2="0.7882in"><text:p/></draw:line><draw:frame text:anchor-type="paragraph" draw:z-index="75" draw:style-name="gr27" draw:text-style-name="P207" svg:width="0.7713in" svg:height="0.2921in" svg:x="0.7807in" svg:y="0.1035in"><draw:text-box><text:p><text:s text:c="5"/><text:span text:style-name="T83">-</text:span></text:p></draw:text-box></draw:frame><draw:frame text:anchor-type="paragraph" draw:z-index="76" draw:style-name="gr31" draw:text-style-name="P216" svg:width="0.948in" svg:height="0.6803in" svg:x="0.2744in" svg:y="0.6193in"><draw:text-box><text:p><text:span text:style-name="T38"><text:s text:c="10"/></text:span><text:span text:style-name="T38">+</text:span></text:p><text:p><text:span text:style-name="T38"/></text:p><text:p><text:span text:style-name="T38">1 <text:s text:c="7"/></text:span></text:p></draw:text-box></draw:frame><draw:ellipse text:anchor-type="paragraph" draw:z-index="77" draw:style-name="gr22" draw:text-style-name="P211" svg:width="0.6461in" svg:height="0.6669in" svg:x="0.6555in" svg:y="0.9756in"><text:p/></draw:ellipse><draw:frame text:anchor-type="paragraph" draw:z-index="78" draw:style-name="gr25" draw:text-style-name="P214" svg:width="0.5524in" svg:height="0.3898in" svg:x="0.7209in" svg:y="0.9756in"><draw:text-box><text:p text:style-name="P209"><text:span text:style-name="T81">*</text:span></text:p><text:p text:style-name="P209"><text:span text:style-name="T81">5 <text:s text:c="5"/>6</text:span></text:p></draw:text-box></draw:frame><draw:line text:anchor-type="paragraph" draw:z-index="84" draw:name="Shape12" draw:style-name="gr11" draw:text-style-name="P209" svg:x1="0.7209in" svg:y1="1.1228in" svg:x2="1.2224in" svg:y2="1.1228in"><text:p/></draw:line><draw:frame text:anchor-type="paragraph" draw:z-index="85" draw:name="Shape13" draw:style-name="gr32" draw:text-style-name="P207" svg:width="0.1776in" svg:height="0.2217in" svg:x="1.6929in" svg:y="1.0181in"><draw:text-box><text:p>3</text:p></draw:text-box></draw:frame></text:p>
          </table:table-cell>
          <table:table-cell table:style-name="Table2.D1" office:value-type="string">
            <text:p text:style-name="P90"/>
            <text:p text:style-name="P92">(1 + (5 * 6)) - 3</text:p>
          </table:table-cell>
        </table:table-row>
      </table:table>
      <text:h text:style-name="P168"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8" text:outline-level="1" text:is-list-header="true">Fast Functions</text:h>
      <table:table table:name="Table4" table:style-name="Table4">
        <table:table-column table:style-name="Table4.A"/>
        <table:table-row table:style-name="Table4.1">
          <table:table-cell table:style-name="Table4.A1" office:value-type="string">
            <text:p text:style-name="P133"><draw:frame text:anchor-type="paragraph" draw:z-index="86" draw:name="Shape14" draw:style-name="gr33" draw:text-style-name="P207" svg:width="6.6531in" svg:height="0.2642in" svg:x="0.9846in" svg:y="0.1189in"><draw:text-box><text:p><text:s/>gt <text:tab/><text:tab/><text:tab/> <text:s text:c="4"/>Number<text:tab/><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2" office:value-type="string">
            <text:p text:style-name="P31">examples:</text:p>
          </table:table-cell>
        </table:table-row>
        <table:table-row table:style-name="Table4.2">
          <table:table-cell table:style-name="Table4.A2" office:value-type="string">
            <text:p text:style-name="P31"><draw:frame text:anchor-type="paragraph" draw:z-index="87" draw:name="Shape15" draw:style-name="gr34" draw:text-style-name="P207" svg:width="6.1394in" svg:height="0.278in" svg:x="0.4862in" svg:y="0.0898in"><draw:text-box><text:p>gt<text:tab/><text:tab/>7<text:tab/><text:tab/><text:tab/><text:tab/>triangle(7, “solid”, “green”)</text:p></draw:text-box></draw:frame> <text:s/><text:span text:style-name="T40">_______</text:span>(________) <text:span text:style-name="T62">is</text:span> <text:s/>_________________________</text:p>
          </table:table-cell>
        </table:table-row>
        <table:table-row table:style-name="Table4.2">
          <table:table-cell table:style-name="Table4.A2" office:value-type="string">
            <text:p text:style-name="P31"><draw:frame text:anchor-type="paragraph" draw:z-index="88" draw:name="Shape16" draw:style-name="gr34" draw:text-style-name="P207" svg:width="6.0004in" svg:height="0.278in" svg:x="0.4583in" svg:y="0.1339in"><draw:text-box><text:p>gt<text:tab/><text:tab/>500<text:tab/><text:tab/><text:tab/><text:tab/>triangle(500, “solid”, “green”)</text:p></draw:text-box></draw:frame> <text:s/>_______(________) <text:span text:style-name="T62">is</text:span> <text:s/>_________________________</text:p>
          </table:table-cell>
        </table:table-row>
        <table:table-row table:style-name="Table4.2">
          <table:table-cell table:style-name="Table4.A2" office:value-type="string">
            <text:p text:style-name="P31">end</text:p>
          </table:table-cell>
        </table:table-row>
        <table:table-row table:style-name="Table4.2">
          <table:table-cell table:style-name="Table4.A6" office:value-type="string">
            <text:p text:style-name="P31"><draw:frame text:anchor-type="paragraph" draw:z-index="89" draw:name="Shape17" draw:style-name="gr27" draw:text-style-name="P207" svg:width="5.3614in" svg:height="0.2921in" svg:x="0.8055in" svg:y="0.1673in"><draw:text-box><text:p>gt<text:tab/> <text:s text:c="4"/>size<text:tab/><text:tab/>triangle( size, “solid”, “green”)</text:p></draw:text-box></draw:frame><text:span text:style-name="T67">f</text:span>un ______(_____): ____________________________ end</text:p>
            <text:p text:style-name="P138"/>
          </table:table-cell>
        </table:table-row>
        <table:table-row table:style-name="Table4.1">
          <table:table-cell table:style-name="Table4.A7" office:value-type="string">
            <text:p text:style-name="P133"><draw:frame text:anchor-type="paragraph" draw:z-index="90" draw:name="Shape18" draw:style-name="gr33" draw:text-style-name="P207" svg:width="5.9724in" svg:height="0.2642in" svg:x="0.522in" svg:y="0.1398in"><draw:text-box><text:p><text:tab/>bc<text:tab/><text:tab/><text:tab/>Number<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1" draw:name="Shape15" draw:style-name="gr34" draw:text-style-name="P207" svg:width="6.1394in" svg:height="0.278in" svg:x="0.4862in" svg:y="0.0898in"><draw:text-box><text:p>gt<text:tab/><text:tab/>19<text:tab/><text:tab/><text:tab/><text:tab/>circle(19,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2" draw:name="Shape15" draw:style-name="gr34" draw:text-style-name="P207" svg:width="6.1394in" svg:height="0.278in" svg:x="0.4862in" svg:y="0.0898in"><draw:text-box><text:p>gt<text:tab/><text:tab/>43<text:tab/><text:tab/><text:tab/><text:tab/>circle(43, “solid”, “blue”)</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8" office:value-type="string">
            <text:p text:style-name="P31"><draw:frame text:anchor-type="paragraph" draw:z-index="93" draw:name="Shape17" draw:style-name="gr27" draw:text-style-name="P207" svg:width="5.3614in" svg:height="0.2921in" svg:x="0.8055in" svg:y="0.1673in"><draw:text-box><text:p>bc<text:tab/> <text:s text:c="4"/>size<text:tab/><text:tab/>circle( size, “solid”, “blue”)</text:p></draw:text-box></draw:frame><text:span text:style-name="T62">f</text:span>un ______(_____): ____________________________ end</text:p>
            <text:p text:style-name="P138"/>
          </table:table-cell>
        </table:table-row>
        <table:table-row table:style-name="Table4.1">
          <table:table-cell table:style-name="Table4.A13" office:value-type="string">
            <text:p text:style-name="P133"><draw:frame text:anchor-type="paragraph" draw:z-index="94" draw:name="Shape18" draw:style-name="gr33" draw:text-style-name="P207" svg:width="5.9724in" svg:height="0.2642in" svg:x="0.522in" svg:y="0.1398in"><draw:text-box><text:p><text:tab/>dot<text:tab/><text:tab/><text:tab/>String<text:tab/><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5" draw:name="Shape15" draw:style-name="gr34" draw:text-style-name="P207" svg:width="6.1394in" svg:height="0.278in" svg:x="0.4862in" svg:y="0.0898in"><draw:text-box><text:p>dot<text:tab/> <text:tab/>“blue”<text:tab/><text:tab/><text:tab/>circle(20,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7" draw:name="Shape15" draw:style-name="gr34" draw:text-style-name="P207" svg:width="6.1394in" svg:height="0.278in" svg:x="0.4862in" svg:y="0.0898in"><draw:text-box><text:p>dot<text:tab/> <text:tab/>“red<text:tab/>”<text:tab/><text:tab/><text:tab/>circle(20, “solid”, “red”)</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18" office:value-type="string">
            <text:p text:style-name="P31"><draw:frame text:anchor-type="paragraph" draw:z-index="96" draw:name="Shape17" draw:style-name="gr27" draw:text-style-name="P207" svg:width="5.3614in" svg:height="0.2921in" svg:x="0.8055in" svg:y="0.1673in"><draw:text-box><text:p>dot<text:tab/> <text:s text:c="4"/>color<text:tab/><text:tab/>circle( 20, “solid”, color)</text:p></draw:text-box></draw:frame><text:span text:style-name="T62">f</text:span>un ______(_____): ____________________________ end</text:p>
            <text:p text:style-name="P138"/>
          </table:table-cell>
        </table:table-row>
      </table:table>
      <text:h text:style-name="P161"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33"><draw:frame text:anchor-type="paragraph" draw:z-index="98" draw:name="Shape19" draw:style-name="gr35" draw:text-style-name="P207" svg:width="5.5142in" svg:height="0.4031in" svg:x="0.722in" svg:y="0.1717in"><draw:text-box><text:p><text:s text:c="4"/>g<text:tab/><text:tab/><text:tab/><text:tab/>Number<text:tab/><text:tab/><text:tab/><text:tab/>Number</text:p></draw:text-box></draw:frame># _________________:_________________ -&gt; ________________</text:p>
            <text:p text:style-name="P134"><text:s text:c="22"/>name <text:s text:c="35"/>domain <text:s text:c="48"/>range</text:p>
          </table:table-cell>
        </table:table-row>
        <table:table-row table:style-name="Table6.2">
          <table:table-cell table:style-name="Table6.A2" office:value-type="string">
            <text:p text:style-name="P31">examples:</text:p>
          </table:table-cell>
        </table:table-row>
        <table:table-row table:style-name="Table6.2">
          <table:table-cell table:style-name="Table6.A2" office:value-type="string">
            <text:p text:style-name="P31"><draw:frame text:anchor-type="paragraph" draw:z-index="99" draw:name="Shape15" draw:style-name="gr34" draw:text-style-name="P207" svg:width="6.1394in" svg:height="0.278in" svg:x="0.4862in" svg:y="0.0898in"><draw:text-box><text:p>g<text:tab/> <text:tab/>10<text:tab/><text:tab/><text:tab/><text:tab/>20 * 10</text:p></draw:text-box></draw:frame> <text:s/>_______(________) <text:span text:style-name="T62">is</text:span> _________________________</text:p>
          </table:table-cell>
        </table:table-row>
        <table:table-row table:style-name="Table6.2">
          <table:table-cell table:style-name="Table6.A2" office:value-type="string">
            <text:p text:style-name="P31"><draw:frame text:anchor-type="paragraph" draw:z-index="101" draw:name="Shape15" draw:style-name="gr34" draw:text-style-name="P207" svg:width="6.1394in" svg:height="0.278in" svg:x="0.4862in" svg:y="0.0898in"><draw:text-box><text:p>g<text:tab/> <text:tab/>23<text:tab/><text:tab/><text:tab/> <text:s text:c="4"/><text:tab/>20 * 23</text:p></draw:text-box></draw:frame> <text:s/>_______(________) <text:span text:style-name="T62">is</text:span> _________________________</text:p>
          </table:table-cell>
        </table:table-row>
        <table:table-row table:style-name="Table6.2">
          <table:table-cell table:style-name="Table6.A2" office:value-type="string">
            <text:p text:style-name="P31">end</text:p>
          </table:table-cell>
        </table:table-row>
        <table:table-row table:style-name="Table6.2">
          <table:table-cell table:style-name="Table6.A6" office:value-type="string">
            <text:p text:style-name="P31"><draw:frame text:anchor-type="paragraph" draw:z-index="100" draw:name="Shape17" draw:style-name="gr27" draw:text-style-name="P207" svg:width="5.3614in" svg:height="0.2921in" svg:x="0.889in" svg:y="0.1673in"><draw:text-box><text:p>g<text:tab/> <text:s text:c="4"/>q<text:tab/><text:tab/><text:tab/>20 * q</text:p></draw:text-box></draw:frame><text:span text:style-name="T62">f</text:span>un ______(_____): ____________________________ end</text:p>
            <text:p text:style-name="P138"/>
          </table:table-cell>
        </table:table-row>
        <table:table-row table:style-name="Table6.1">
          <table:table-cell table:style-name="Table6.A7" office:value-type="string">
            <text:p text:style-name="P133"><draw:frame text:anchor-type="paragraph" draw:z-index="102" draw:name="Shape19" draw:style-name="gr35" draw:text-style-name="P207" svg:width="5.5142in" svg:height="0.4031in" svg:x="0.722in" svg:y="0.1717in"><draw:text-box><text:p><text:s text:c="4"/>h<text:tab/><text:tab/><text:tab/><text:tab/>Number<text:tab/><text:tab/><text:tab/><text:tab/>Number</text:p></draw:text-box></draw:frame># _________________:_________________ -&gt; ________________</text:p>
            <text:p text:style-name="P134"><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draw:frame text:anchor-type="paragraph" draw:z-index="103" draw:name="Shape15" draw:style-name="gr34" draw:text-style-name="P207" svg:width="6.1394in" svg:height="0.278in" svg:x="0.4862in" svg:y="0.0898in"><draw:text-box><text:p>h<text:tab/> <text:tab/>10<text:tab/><text:tab/><text:tab/><text:tab/>10 / 2</text:p></draw:text-box></draw:frame> <text:s/>_______(________) <text:span text:style-name="T62">is</text:span> _________________________</text:p>
          </table:table-cell>
        </table:table-row>
        <table:table-row table:style-name="Table6.2">
          <table:table-cell table:style-name="Table6.A8" office:value-type="string">
            <text:p text:style-name="P31"><draw:frame text:anchor-type="paragraph" draw:z-index="104" draw:name="Shape15" draw:style-name="gr34" draw:text-style-name="P207" svg:width="6.1394in" svg:height="0.278in" svg:x="0.4862in" svg:y="0.0898in"><draw:text-box><text:p>h<text:tab/> <text:tab/>15<text:tab/><text:tab/><text:tab/><text:tab/>15 / 2</text:p></draw:text-box></draw:frame> <text:s/>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8" office:value-type="string">
            <text:p text:style-name="P31"><draw:frame text:anchor-type="paragraph" draw:z-index="105" draw:name="Shape17" draw:style-name="gr27" draw:text-style-name="P207" svg:width="5.3614in" svg:height="0.2921in" svg:x="0.889in" svg:y="0.1673in"><draw:text-box><text:p>h<text:tab/> <text:s text:c="4"/>x<text:tab/><text:tab/><text:tab/>x / 2</text:p></draw:text-box></draw:frame><text:span text:style-name="T62">f</text:span>un ______(_____): ____________________________ end</text:p>
            <text:p text:style-name="P138"/>
          </table:table-cell>
        </table:table-row>
        <table:table-row table:style-name="Table6.1">
          <table:table-cell table:style-name="Table6.A13" office:value-type="string">
            <text:p text:style-name="P133"># _________________:_________________ -&gt; ________________</text:p>
            <text:p text:style-name="P134"><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18" office:value-type="string">
            <text:p text:style-name="P31"><text:span text:style-name="T63">f</text:span>un ______(_____): ____________________________ end</text:p>
            <text:p text:style-name="P138"/>
          </table:table-cell>
        </table:table-row>
      </table:table>
      <text:h text:style-name="P150"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8">Design Recipe</text:p>
      <text:p text:style-name="P174"/>
      <text:p text:style-name="P175">Word Problem: rocket-height</text:p>
      <text:p text:style-name="P174">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8">Every contract has three parts:</text:p>
      <text:p text:style-name="P38"/>
      <text:p text:style-name="P38"/>
      <text:p text:style-name="Standard"><text:span text:style-name="T11">#</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1">#</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Code">(EXAMPLE (________________________________) </text:p>
      <text:p text:style-name="P95"><text:span text:style-name="T7"><text:s/></text:span><text:span text:style-name="T12">the user types…<text:tab/></text:span></text:p>
      <text:p text:style-name="P96"/>
      <text:p text:style-name="P98"><draw:frame text:anchor-type="paragraph" draw:z-index="161" draw:name="Shape1" draw:style-name="gr56" draw:text-style-name="P227" svg:width="7.2531in" svg:height="1.1594in" svg:x="0.1272in" svg:y="0.0618in"><draw:text-box><text:p><text:span text:style-name="T92">UNUSED – See pages/rocket-height.scrbl</text:span></text:p></draw:text-box></draw:frame><text:tab/></text:p>
      <text:p text:style-name="P98"/>
      <text:p text:style-name="P97">_________________________________________________)</text:p>
      <text:p text:style-name="P99">..…which should become</text:p>
      <text:p text:style-name="P98"/>
      <text:p text:style-name="P100"/>
      <text:p text:style-name="P100"/>
      <text:p text:style-name="Code">(EXAMPLE (________________________________) </text:p>
      <text:p text:style-name="P95"><text:span text:style-name="T7"><text:s/></text:span><text:span text:style-name="T12">the user types…<text:tab/></text:span></text:p>
      <text:p text:style-name="P96"/>
      <text:p text:style-name="P98"><text:tab/></text:p>
      <text:p text:style-name="P98"/>
      <text:p text:style-name="P97">_________________________________________________)</text:p>
      <text:p text:style-name="P99">..…which should become</text:p>
      <text:h text:style-name="Heading_20_1" text:outline-level="1">Definition </text:h>
      <text:list xml:id="list121947659686132" text:continue-list="list121946185414164"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2">function name<text:tab/><text:tab/><text:tab/> <text:s text:c="4"/>variable names</text:span></text:p>
      <text:list xml:id="list121947677662067" text:continue-numbering="true" text:style-name="WW8Num10">
        <text:list-header>
          <text:p text:style-name="Normal_20_Bullet"/>
        </text:list-header>
      </text:list>
      <text:p text:style-name="P41"/>
      <text:p text:style-name="P41"><text:tab/>________________________________________________)</text:p>
      <text:p text:style-name="P44"><text:tab/><text:tab/><text:tab/><text:span text:style-name="T32">..…and the computer does this</text:span></text:p>
      <text:p text:style-name="P18">Design Recipe</text:p>
      <text:list xml:id="list121948257666522" text:continue-numbering="true" text:style-name="WW8Num10">
        <text:list-header>
          <text:p text:style-name="P190"/>
        </text:list-header>
      </text:list>
      <text:p text:style-name="P175">Word Problem: red-square</text:p>
      <text:p text:style-name="P172"><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3">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the user says…<text:tab/></text:span></text:p>
      <text:p text:style-name="P96"/>
      <text:p text:style-name="P98"><text:tab/></text:p>
      <text:p text:style-name="P98"/>
      <text:p text:style-name="P97">_________________________________________________) </text:p>
      <text:p text:style-name="P99">..…Racket replies</text:p>
      <text:p text:style-name="P98"><draw:frame text:anchor-type="paragraph" draw:z-index="162" draw:name="Shape1" draw:style-name="gr56" draw:text-style-name="P227" svg:width="7.2531in" svg:height="1.1594in" svg:x="0.1272in" svg:y="0.1291in"><draw:text-box><text:p><text:span text:style-name="T92">UNUSED – See pages/red-square.scrbl</text:span></text:p></draw:text-box></draw:frame></text:p>
      <text:p text:style-name="P100"/>
      <text:p text:style-name="P100"/>
      <text:p text:style-name="P100">(EXAMPLE<text:tab/>(___________________________________________) </text:p>
      <text:p text:style-name="P95"><text:span text:style-name="T7"><text:s/></text:span><text:span text:style-name="T12">the user says…<text:tab/></text:span></text:p>
      <text:p text:style-name="P96"/>
      <text:p text:style-name="P98"><text:tab/></text:p>
      <text:p text:style-name="P98"/>
      <text:p text:style-name="P97">_________________________________________________) </text:p>
      <text:p text:style-name="P99">..…Racket turns that into</text:p>
      <text:h text:style-name="Heading_20_1" text:outline-level="1">Definition</text:h>
      <text:list xml:id="list121947895542818"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p text:style-name="P19">Design Recipe</text:p>
      <text:list xml:id="list121947807029828" text:continue-numbering="true" text:style-name="WW8Num10">
        <text:list-header>
          <text:p text:style-name="P173"/>
        </text:list-header>
      </text:list>
      <text:p text:style-name="P175">Word Problem: yard-area</text:p>
      <text:p text:style-name="P172"><text:span text:style-name="T1">Use the Design Recipe to write a function </text:span><text:span text:style-name="T19">yard-area</text:span><text:span text:style-name="T1">, which takes in the width and length of a yard, and returns the area of the yard. <text:line-break/></text:span></text:p>
      <text:p text:style-name="P174"><text:tab/>(Don’t forget: <text:s text:c="2"/>area = length * width !)</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 </text:p>
      <text:p text:style-name="P101">find another way to get the same result here</text:p>
      <text:p text:style-name="P98"/>
      <text:p text:style-name="P100"/>
      <text:p text:style-name="P100"><draw:frame text:anchor-type="paragraph" draw:z-index="163" draw:name="Shape1" draw:style-name="gr56" draw:text-style-name="P227" svg:width="7.2531in" svg:height="1.1594in" svg:x="0.1272in" svg:y="0.0618in"><draw:text-box><text:p><text:span text:style-name="T92">UNUSED – See pages/lawn-area.scrbl</text:span></text:p></draw:text-box></draw:frame></text:p>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 </text:p>
      <text:p text:style-name="P101">find another way to get the same result here</text:p>
      <text:h text:style-name="Heading_20_1" text:outline-level="1">Definition</text:h>
      <text:list xml:id="list121947349588110"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h text:style-name="P168"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3"/>
      <text:p text:style-name="P19">Design Recipe</text:p>
      <text:list xml:id="list121947209596525" text:continue-numbering="true" text:style-name="WW8Num10">
        <text:list-header>
          <text:p text:style-name="P173"/>
        </text:list-header>
      </text:list>
      <text:p text:style-name="P175">Word Problem: update-danger</text:p>
      <text:p text:style-name="P172"><text:span text:style-name="T1">Use the Design Recipe to write a function </text:span><text:span text:style-name="T19">update-danger</text:span><text:span text:style-name="T1">, which takes in the danger's x-coordinate and produces the next x-coordinate, which is 50 pixels to the left. </text:span></text:p>
      <text:list xml:id="list121948101597488" text:continue-numbering="true" text:style-name="WW8Num10">
        <text:list-header>
          <text:p text:style-name="P176"/>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draw:frame text:anchor-type="paragraph" draw:z-index="164" draw:name="Shape1" draw:style-name="gr56" draw:text-style-name="P227" svg:width="7.2531in" svg:height="1.1594in" svg:x="-0.0028in" svg:y="0.0791in"><draw:text-box><text:p><text:span text:style-name="T92">UNUSED – See pages/update-danger.scrbl</text:span></text:p></draw:text-box></draw:frame></text:p>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21948310755164"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p text:style-name="P19">Design Recipe</text:p>
      <text:list xml:id="list121947386724935" text:continue-numbering="true" text:style-name="WW8Num10">
        <text:list-header>
          <text:p text:style-name="P173"/>
        </text:list-header>
      </text:list>
      <text:p text:style-name="P175">Word Problem: update-target</text:p>
      <text:p text:style-name="P175"/>
      <text:p text:style-name="P172"><text:span text:style-name="T1">Write a function </text:span><text:span text:style-name="T19">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p text:style-name="P98"/>
      <text:p text:style-name="P100"><draw:frame text:anchor-type="paragraph" draw:z-index="165" draw:name="Shape1" draw:style-name="gr56" draw:text-style-name="P227" svg:width="7.2531in" svg:height="1.1594in" svg:x="0.1272in" svg:y="0.0618in"><draw:text-box><text:p><text:span text:style-name="T92">UNUSED – See pages/update-target.scrbl</text:span></text:p></draw:text-box></draw:frame></text:p>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21947000990995"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h text:style-name="P168" text:outline-level="1" text:is-list-header="true">Lesson 6</text:h>
      <text:p text:style-name="Standard"/>
      <text:p text:style-name="P33">Design Recipe</text:p>
      <text:p text:style-name="P132">Sam is in a 640 x 480 yard. <text:s text:c="2"/>How far he can go to the left and right before he's out of sight?</text:p>
      <text:p text:style-name="P172"/>
      <text:p text:style-name="P172"><draw:frame text:anchor-type="paragraph" draw:z-index="8" draw:style-name="gr4" draw:text-style-name="P206" svg:width="1.926in" svg:height="0.224in" svg:x="4.8063in" svg:y="0.1575in"><draw:text-box><text:p text:style-name="P205"><text:span text:style-name="T80"><text:s text:c="4"/></text:span><text:span text:style-name="T80">x &gt; -50</text:span></text:p></draw:text-box></draw:frame></text:p>
      <text:list xml:id="list4617701805543774316" text:style-name="WW8Num5">
        <text:list-item>
          <text:p text:style-name="P180">A piece of Sam is still visible on the left as long as...<text:tab/><text:tab/><text:tab/><text:span text:style-name="T60">________________</text:span></text:p>
        </text:list-item>
      </text:list>
      <text:list xml:id="list121947187814756" text:continue-list="list121947000990995" text:style-name="WW8Num10">
        <text:list-header>
          <text:p text:style-name="P197"/>
          <text:p text:style-name="P197"/>
        </text:list-header>
      </text:list>
      <text:list xml:id="list121946358183555" text:continue-list="list4617701805543774316" text:style-name="WW8Num5">
        <text:list-item>
          <text:p text:style-name="P180"><draw:frame text:anchor-type="paragraph" draw:z-index="106" draw:name="Shape20" draw:style-name="gr13" draw:text-style-name="P207" svg:width="1.1531in" svg:height="0.1953in" svg:x="5.4445in" svg:y="0.0063in"><draw:text-box><text:p>x &lt; 690</text:p></draw:text-box></draw:frame>A piece of Sam is still visible on the right as long as...<text:tab/><text:tab/>________________</text:p>
        </text:list-item>
      </text:list>
      <text:p text:style-name="P172"/>
      <text:p text:style-name="P172"/>
      <text:list xml:id="list121946378461144" text:continue-numbering="true" text:style-name="WW8Num5">
        <text:list-item>
          <text:p text:style-name="P180">Draw the Circle of Evaluation for these two expressions in the circles below:</text:p>
        </text:list-item>
      </text:list>
      <text:list xml:id="list121947122475235" text:continue-list="list121947187814756" text:style-name="WW8Num10">
        <text:list-header>
          <text:p text:style-name="Normal_20_Bullet"/>
        </text:list-header>
      </text:list>
      <text:p text:style-name="P172"><draw:ellipse text:anchor-type="paragraph" draw:z-index="7" draw:style-name="gr3" draw:text-style-name="P204" svg:width="2.8189in" svg:height="2.8386in" svg:x="0.4264in" svg:y="0.1008in"><text:p/></draw:ellipse></text:p>
      <text:p text:style-name="P172"><draw:frame text:anchor-type="paragraph" draw:z-index="109" draw:name="Shape23" draw:style-name="gr36" draw:text-style-name="P207" svg:width="3.8752in" svg:height="2.2504in" svg:x="0.1807in" svg:y="0.0508in"><draw:text-box><text:p><text:tab/><text:tab/></text:p><text:p><text:tab/><text:tab/><text:span text:style-name="T85"><text:tab/></text:span><text:span text:style-name="T85">&gt;</text:span></text:p><text:p><text:span text:style-name="T85"/></text:p><text:p><text:span text:style-name="T85"/></text:p><text:p><text:span text:style-name="T85"><text:tab/></text:span><text:span text:style-name="T85"> <text:s/></text:span><text:span text:style-name="T85">X</text:span><text:span text:style-name="T85"><text:tab/></text:span><text:span text:style-name="T85"><text:tab/></text:span><text:span text:style-name="T85"><text:tab/></text:span><text:span text:style-name="T85"> <text:s/>-50</text:span></text:p></draw:text-box></draw:frame></text:p>
      <text:p text:style-name="P172"/>
      <text:p text:style-name="P172"/>
      <text:p text:style-name="P172"><draw:line text:anchor-type="paragraph" draw:z-index="107" draw:name="Shape21" draw:style-name="gr11" draw:text-style-name="P209" svg:x1="0.639in" svg:y1="0.0866in" svg:x2="3.0835in" svg:y2="0.0728in"><text:p/></draw:line></text:p>
      <text:p text:style-name="P172"/>
      <text:list xml:id="list121947021784062" text:continue-list="list121946378461144" text:style-name="WW8Num5">
        <text:list-header>
          <text:p text:style-name="P180"/>
        </text:list-header>
      </text:list>
      <text:list xml:id="list121948200111414" text:continue-list="list121947122475235" text:style-name="WW8Num10">
        <text:list-header>
          <text:p text:style-name="P198"/>
          <text:p text:style-name="P198"/>
        </text:list-header>
      </text:list>
      <text:list xml:id="list121947100349792" text:continue-list="list121947021784062" text:style-name="WW8Num5">
        <text:list-header>
          <text:p text:style-name="P180"><draw:frame text:anchor-type="paragraph" draw:z-index="110" draw:name="Shape24" draw:style-name="gr37" draw:text-style-name="P217" svg:width="2.8335in" svg:height="2.2087in" svg:x="3.8472in" svg:y="0.5173in"><draw:text-box><text:p><text:span text:style-name="T85"><text:tab/></text:span><text:span text:style-name="T85"><text:tab/></text:span><text:span text:style-name="T85"> <text:s text:c="2"/></text:span><text:span text:style-name="T85">&lt;</text:span></text:p><text:p><text:span text:style-name="T85"/></text:p><text:p><text:span text:style-name="T85"/></text:p><text:p><text:span text:style-name="T85"/></text:p><text:p><text:span text:style-name="T85"><text:s text:c="3"/></text:span><text:span text:style-name="T85">X</text:span><text:span text:style-name="T85"><text:tab/></text:span><text:span text:style-name="T85"><text:tab/></text:span><text:span text:style-name="T85"><text:tab/></text:span><text:span text:style-name="T85"><text:tab/></text:span><text:span text:style-name="T85">690</text:span></text:p></draw:text-box></draw:frame><text:line-break/><text:line-break/><text:line-break/></text:p>
        </text:list-header>
      </text:list>
      <text:p text:style-name="P172"><draw:ellipse text:anchor-type="paragraph" draw:z-index="6" draw:style-name="gr2" draw:text-style-name="P204" svg:width="2.8189in" svg:height="2.8386in" svg:x="3.7752in" svg:y="-0.2972in"><text:p/></draw:ellipse></text:p>
      <text:p text:style-name="P172"><draw:line text:anchor-type="paragraph" draw:z-index="108" draw:name="Shape22" draw:style-name="gr11" draw:text-style-name="P209" svg:x1="4.0693in" svg:y1="0.0728in" svg:x2="6.2776in" svg:y2="0.0728in"><text:p/></draw:line></text:p>
      <text:p text:style-name="P172"/>
      <text:p text:style-name="P172"/>
      <text:p text:style-name="P172"/>
      <text:p text:style-name="P172"/>
      <text:p text:style-name="P172"/>
      <text:list xml:id="list121946943589816" text:continue-list="list121948200111414" text:style-name="WW8Num10">
        <text:list-header>
          <text:p text:style-name="P181"/>
        </text:list-header>
      </text:list>
      <text:p text:style-name="P45"><text:line-break/><text:line-break/><text:line-break/></text:p>
      <text:p text:style-name="P19">Design Recipe</text:p>
      <text:list xml:id="list121947466333033" text:continue-numbering="true" text:style-name="WW8Num10">
        <text:list-header>
          <text:p text:style-name="P173"/>
        </text:list-header>
      </text:list>
      <text:p text:style-name="P175">Word Problem: safe-left?</text:p>
      <text:p text:style-name="P175"/>
      <text:p text:style-name="P172"><text:span text:style-name="T1">Use the Design Recipe to write a function </text:span><text:span text:style-name="T58">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7">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57">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draw:frame text:anchor-type="paragraph" draw:z-index="166" draw:name="Shape1" draw:style-name="gr56" draw:text-style-name="P227" svg:width="7.2531in" svg:height="1.1594in" svg:x="0.1272in" svg:y="0.0846in"><draw:text-box><text:p><text:span text:style-name="T92">UNUSED – See pages/safe-left.scrbl</text:span></text:p></draw:text-box></draw:frame><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97">_________________________________________________)</text:p>
      <text:p text:style-name="P101">find another way to get the same result here</text:p>
      <text:h text:style-name="Heading_20_1" text:outline-level="1">Definition</text:h>
      <text:list xml:id="list121947336234292"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52" text:outline-level="1" text:is-list-header="true">…and the computer does this</text:h>
      <text:p text:style-name="P10"/>
      <text:h text:style-name="P153" text:outline-level="1" text:is-list-header="true">Design Recipe</text:h>
      <text:list xml:id="list121947276450558" text:continue-numbering="true" text:style-name="WW8Num10">
        <text:list-header>
          <text:p text:style-name="P173"/>
        </text:list-header>
      </text:list>
      <text:p text:style-name="P175">Word Problem: safe-right?</text:p>
      <text:p text:style-name="P175"/>
      <text:p text:style-name="P172"><text:span text:style-name="T1">Use the Design Recipe to write a function </text:span><text:span text:style-name="T19">safe-right?</text:span><text:span text:style-name="T1">, which takes in an x-coordinate and checks to see if it is less than 690.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draw:frame text:anchor-type="paragraph" draw:z-index="167" draw:name="Shape1" draw:style-name="gr56" draw:text-style-name="P227" svg:width="7.2531in" svg:height="1.1594in" svg:x="0.0354in" svg:y="0.0902in"><draw:text-box><text:p><text:span text:style-name="T92">UNUSED – See pages/safe-right.scrbl</text:span></text:p></draw:text-box></draw:frame>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21948151290667"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70" text:outline-level="1" text:is-list-header="true">…and the computer does this</text:h>
      <text:h text:style-name="P165" text:outline-level="1" text:is-list-header="true"><text:soft-page-break/>and / or</text:h>
      <text:p text:style-name="Standard"/>
      <text:p text:style-name="P16">Write the Circles of Evaluation for these statements, and then convert them to Pyret</text:p>
      <text:list xml:id="list5269760714233134276" text:style-name="WW8Num1">
        <text:list-item>
          <text:list>
            <text:list-item>
              <text:p text:style-name="P203">Two is less than five, <text:span text:style-name="T4">and</text:span> zero is equal to six.</text:p>
            </text:list-item>
          </text:list>
        </text:list-item>
      </text:list>
      <text:p text:style-name="P15"/>
      <text:p text:style-name="P15"/>
      <text:p text:style-name="P15"><draw:ellipse text:anchor-type="paragraph" draw:z-index="5" draw:style-name="gr1" draw:text-style-name="P204" svg:width="2.8189in" svg:height="2.8386in" svg:x="0.3972in" svg:y="0.002in"><text:p/></draw:ellipse><draw:frame text:anchor-type="paragraph" draw:z-index="113" draw:style-name="gr38" draw:text-style-name="P218" svg:width="3.0224in" svg:height="2.8276in" svg:x="0.3264in" svg:y="0.148in"><draw:text-box><text:p text:style-name="P209"><text:span text:style-name="T86"><text:s/></text:span><text:span text:style-name="T86">and</text:span></text:p><text:p text:style-name="P209"><text:span text:style-name="T86"/></text:p><text:p text:style-name="P209"><text:span text:style-name="T86"><text:s text:c="2"/></text:span><text:span text:style-name="T86">&lt; <text:s text:c="4"/></text:span><text:span text:style-name="T86"><text:tab/></text:span><text:span text:style-name="T86"> <text:s text:c="4"/>==</text:span></text:p><text:p text:style-name="P209"><text:span text:style-name="T86"/></text:p><text:p text:style-name="P209"><text:span text:style-name="T86">2</text:span><text:span text:style-name="T86"><text:tab/></text:span><text:span text:style-name="T86">5 </text:span><text:span text:style-name="T86"><text:tab/></text:span><text:span text:style-name="T86"> <text:s text:c="3"/>0 <text:s text:c="4"/>6</text:span></text:p></draw:text-box></draw:frame></text:p>
      <text:p text:style-name="P15"/>
      <text:p text:style-name="P15"><draw:line text:anchor-type="paragraph" draw:z-index="111" draw:name="Shape25" draw:style-name="gr11" draw:text-style-name="P209" svg:x1="0.722in" svg:y1="0.1366in" svg:x2="2.8886in" svg:y2="0.1646in"><text:p/></draw:line></text:p>
      <text:p text:style-name="P15"/>
      <text:p text:style-name="P15"><draw:ellipse text:anchor-type="paragraph" draw:z-index="115" draw:style-name="gr10" draw:text-style-name="P208" svg:width="1.3098in" svg:height="1.3543in" svg:x="0.5in" svg:y="0.0547in"><text:p/></draw:ellipse><draw:ellipse text:anchor-type="paragraph" draw:z-index="116" draw:style-name="gr10" draw:text-style-name="P208" svg:width="1.3098in" svg:height="1.3543in" svg:x="1.9063in" svg:y="0.0547in"><text:p/></draw:ellipse></text:p>
      <text:p text:style-name="P15"><draw:frame text:anchor-type="paragraph" draw:z-index="123" draw:name="Shape31" draw:style-name="gr40" draw:text-style-name="P219" svg:width="3.5697in" svg:height="0.6394in" svg:x="3.8189in" svg:y="0.0898in"><draw:text-box><text:p><text:span text:style-name="T87">(2 &lt; 5) and (0 == 6)</text:span></text:p></draw:text-box></draw:frame></text:p>
      <text:p text:style-name="P15"><draw:line text:anchor-type="paragraph" draw:z-index="119" draw:name="Shape27" draw:style-name="gr11" draw:text-style-name="P209" svg:x1="0.5693in" svg:y1="0.0921in" svg:x2="1.75in" svg:y2="0.0783in"><text:p/></draw:line><draw:line text:anchor-type="paragraph" draw:z-index="120" draw:name="Shape28" draw:style-name="gr11" draw:text-style-name="P209" svg:x1="1.9862in" svg:y1="0.0504in" svg:x2="3.0835in" svg:y2="0.0366in"><text:p/></draw:line></text:p>
      <text:p text:style-name="P15"/>
      <text:p text:style-name="P15"><text:tab/><text:tab/><text:tab/><text:tab/><text:tab/><text:tab/><text:tab/></text:p>
      <text:p text:style-name="P15"/>
      <text:p text:style-name="P15"/>
      <text:p text:style-name="P15"/>
      <text:p text:style-name="P15"/>
      <text:p text:style-name="P15"/>
      <text:p text:style-name="P15"/>
      <text:p text:style-name="P15"/>
      <text:p text:style-name="P15"/>
      <text:p text:style-name="P15"/>
      <text:p text:style-name="P15"/>
      <text:p text:style-name="P15"/>
      <text:list xml:id="list121946396176556" text:continue-numbering="true" text:style-name="WW8Num1">
        <text:list-item>
          <text:list>
            <text:list-item>
              <text:p text:style-name="P203">Two is less than four <text:span text:style-name="T4">or</text:span> four is equal to six.</text:p>
            </text:list-item>
          </text:list>
        </text:list-item>
      </text:list>
      <text:p text:style-name="P15"><draw:ellipse text:anchor-type="paragraph" draw:z-index="0" draw:style-name="gr1" draw:text-style-name="P204" svg:width="2.8189in" svg:height="2.8386in" svg:x="0.3319in" svg:y="0.1165in"><text:p/></draw:ellipse></text:p>
      <text:p text:style-name="P15"/>
      <text:p text:style-name="P15"><draw:frame text:anchor-type="paragraph" draw:z-index="114" draw:style-name="gr39" draw:text-style-name="P218" svg:width="2.9343in" svg:height="1.9835in" svg:x="0.3319in" svg:y="0.0252in"><draw:text-box><text:p text:style-name="P209"><text:span text:style-name="T86">or</text:span></text:p><text:p text:style-name="P209"><text:span text:style-name="T86"/></text:p><text:p text:style-name="P209"><text:span text:style-name="T86"><text:s/></text:span><text:span text:style-name="T86">&lt; <text:s/></text:span><text:span text:style-name="T86"><text:tab/></text:span><text:span text:style-name="T86"> <text:s text:c="9"/>==</text:span></text:p><text:p text:style-name="P209"><text:span text:style-name="T86"/></text:p><text:p text:style-name="P209"><text:span text:style-name="T86">2</text:span><text:span text:style-name="T86"><text:tab/></text:span><text:span text:style-name="T86">4</text:span><text:span text:style-name="T86"><text:tab/></text:span><text:span text:style-name="T86"><text:tab/></text:span><text:span text:style-name="T86">4</text:span><text:span text:style-name="T86"><text:tab/></text:span><text:span text:style-name="T86">6</text:span></text:p></draw:text-box></draw:frame></text:p>
      <text:p text:style-name="P15"/>
      <text:p text:style-name="P15"><draw:line text:anchor-type="paragraph" draw:z-index="112" draw:name="Shape26" draw:style-name="gr11" draw:text-style-name="P209" svg:x1="0.5693in" svg:y1="0.0339in" svg:x2="2.8886in" svg:y2="0.0201in"><text:p/></draw:line></text:p>
      <text:p text:style-name="P15"><draw:ellipse text:anchor-type="paragraph" draw:z-index="118" draw:style-name="gr10" draw:text-style-name="P208" svg:width="1.3098in" svg:height="1.3543in" svg:x="0.4445in" svg:y="0.1209in"><text:p/></draw:ellipse><draw:ellipse text:anchor-type="paragraph" draw:z-index="117" draw:style-name="gr10" draw:text-style-name="P208" svg:width="1.3098in" svg:height="1.3543in" svg:x="1.8409in" svg:y="0.1209in"><text:p/></draw:ellipse></text:p>
      <text:p text:style-name="P15"/>
      <text:p text:style-name="P15"><draw:line text:anchor-type="paragraph" draw:z-index="121" draw:name="Shape29" draw:style-name="gr11" draw:text-style-name="P209" svg:x1="0.5555in" svg:y1="0.098in" svg:x2="1.6945in" svg:y2="0.126in"><text:p/></draw:line><draw:line text:anchor-type="paragraph" draw:z-index="122" draw:name="Shape30" draw:style-name="gr11" draw:text-style-name="P209" svg:x1="1.972in" svg:y1="0.0701in" svg:x2="3.0413in" svg:y2="0.0701in"><text:p/></draw:line><draw:frame text:anchor-type="paragraph" draw:z-index="124" draw:name="Shape31" draw:style-name="gr40" draw:text-style-name="P219" svg:width="3.5697in" svg:height="0.6394in" svg:x="3.8189in" svg:y="0.048in"><draw:text-box><text:p><text:span text:style-name="T87">(2 &lt; 4) or (4 == 6)</text:span></text:p></draw:text-box></draw:frame></text:p>
      <text:p text:style-name="P15"/>
      <text:p text:style-name="P15"/>
      <text:p text:style-name="P15"/>
      <text:p text:style-name="P15"/>
      <text:p text:style-name="P15"/>
      <text:p text:style-name="P15"/>
      <text:p text:style-name="P15"/>
      <text:p text:style-name="P15"/>
      <text:p text:style-name="P45"/>
      <text:p text:style-name="P45"/>
      <text:p text:style-name="P45"/>
      <text:p text:style-name="P20">Design Recipe</text:p>
      <text:list xml:id="list121946482508629" text:continue-list="list121948151290667" text:style-name="WW8Num10">
        <text:list-header>
          <text:p text:style-name="P173"/>
        </text:list-header>
      </text:list>
      <text:p text:style-name="P175">Word Problem: onscreen?</text:p>
      <text:p text:style-name="P175"/>
      <text:p text:style-name="P172"><text:span text:style-name="T1">Use the Design Recipe to write a function </text:span><text:span text:style-name="T19">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text:s/></text:p>
      <text:p text:style-name="P98"><text:tab/></text:p>
      <text:p text:style-name="P98"><draw:frame text:anchor-type="paragraph" draw:z-index="168" draw:name="Shape1" draw:style-name="gr56" draw:text-style-name="P227" svg:width="7.2531in" svg:height="1.1594in" svg:x="0.1272in" svg:y="0.0618in"><draw:text-box><text:p><text:span text:style-name="T92">UNUSED – See pages/onscreen.scrbl</text:span></text:p></draw:text-box></draw:frame></text:p>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21947090030445"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54" text:outline-level="1" text:is-list-header="true">…and the computer does this</text:h>
      <text:h text:style-name="P168"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20">Design Recipe</text:p>
      <text:list xml:id="list121948044679612" text:continue-numbering="true" text:style-name="WW8Num10">
        <text:list-header>
          <text:p text:style-name="P184"/>
        </text:list-header>
      </text:list>
      <text:p text:style-name="P185">Word Problem: cost</text:p>
      <text:p text:style-name="P185"/>
      <text:p text:style-name="P186"><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48"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48" text:outline-level="1">Give Examples</text:h>
      <text:p text:style-name="P57">On the computer, write an example of your function for <text:span text:style-name="T35">each topping</text:span>, using EXAMPLE.</text:p>
      <text:p text:style-name="P59"/>
      <text:p text:style-name="P64">(EXAMPLE<text:tab/>(<text:span text:style-name="T35">cost <text:s text:c="16"/>“pepperoni” <text:s text:c="2"/></text:span><text:span text:style-name="T39"><text:s/>) <text:s/>__</text:span>_________________________)</text:p>
      <text:p text:style-name="P25"><text:span text:style-name="T50"><text:tab/><text:tab/><text:tab/></text:span><text:span text:style-name="T33">Use the function here<text:tab/><text:tab/><text:tab/><text:tab/>What should the function produce?</text:span></text:p>
      <text:p text:style-name="P103"/>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3"/>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6"/>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48" text:outline-level="1">Definition</text:h>
      <text:list xml:id="list121947861618384" text:continue-numbering="true" text:style-name="WW8Num10">
        <text:list-header>
          <text:p text:style-name="P183"/>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draw:frame text:anchor-type="paragraph" draw:z-index="169" draw:name="Shape1" draw:style-name="gr56" draw:text-style-name="P227" svg:width="7.2531in" svg:height="1.1594in" svg:x="0.1272in" svg:y="0.0618in"><draw:text-box><text:p><text:span text:style-name="T92">UNUSED – See pages/cost.scrbl</text:span></text:p></draw:text-box></draw:frame></text:p>
      <table:table table:name="Table3" table:style-name="Table3">
        <table:table-column table:style-name="Table3.A"/>
        <table:table-column table:style-name="Table3.B"/>
        <table:table-header-rows>
          <table:table-row>
            <table:table-cell table:style-name="Table3.A1" office:value-type="string">
              <text:p text:style-name="P120"/>
            </table:table-cell>
            <table:table-cell table:style-name="Table3.B1" office:value-type="string">
              <text:p text:style-name="P120"/>
            </table:table-cell>
          </table:table-row>
        </table:table-header-rows>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
      <text:p text:style-name="P66">)</text:p>
      <text:p text:style-name="P20">Design Recipe</text:p>
      <text:list xml:id="list121948027091631" text:continue-numbering="true" text:style-name="WW8Num10">
        <text:list-header>
          <text:p text:style-name="P184"/>
        </text:list-header>
      </text:list>
      <text:p text:style-name="P185">Word Problem: update-player</text:p>
      <text:p text:style-name="P185"/>
      <text:p text:style-name="P186"><text:span text:style-name="T1">Write a function called </text:span><text:span text:style-name="T3">update-player</text:span><text:span text:style-name="T1">, which takes in the player’s y-coordinate and the name of the key pressed, and returns the new y-coordinate.</text:span></text:p>
      <text:h text:style-name="P148"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48" text:outline-level="1">Give Examples</text:h>
      <text:p text:style-name="P58">Finish the two examples we've started for you, and make two more</text:p>
      <text:p text:style-name="P59"/>
      <text:p text:style-name="P64">(EXAMPLE<text:tab/>(<text:span text:style-name="T35">update-player <text:s text:c="7"/>128 <text:s text:c="7"/>“up”</text:span>)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64">(EXAMPLE<text:tab/>(<text:span text:style-name="T35">update-player <text:s text:c="7"/>451 <text:s text:c="3"/>“down”</text:span>) 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27">(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48" text:outline-level="1">Definition</text:h>
      <text:list xml:id="list121947456351015" text:continue-numbering="true" text:style-name="WW8Num10">
        <text:list-header>
          <text:p text:style-name="P183"/>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
      <table:table table:name="Table8" table:style-name="Table8">
        <table:table-column table:style-name="Table8.A"/>
        <table:table-column table:style-name="Table8.B"/>
        <table:table-header-rows>
          <table:table-row>
            <table:table-cell table:style-name="Table8.A1" office:value-type="string">
              <text:p text:style-name="P120"/>
            </table:table-cell>
            <table:table-cell table:style-name="Table8.B1" office:value-type="string">
              <text:p text:style-name="P121"/>
            </table:table-cell>
          </table:table-row>
        </table:table-header-rows>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draw:frame text:anchor-type="paragraph" draw:z-index="170" draw:name="Shape1" draw:style-name="gr56" draw:text-style-name="P227" svg:width="7.2531in" svg:height="1.1594in" svg:x="0.1272in" svg:y="0.0618in"><draw:text-box><text:p><text:span text:style-name="T92">UNUSED – See pages/update-player.scrbl</text:span></text:p></draw:text-box></draw:frame><draw:frame text:anchor-type="paragraph" draw:z-index="171" draw:name="Shape1" draw:style-name="gr56" draw:text-style-name="P227" svg:width="7.2531in" svg:height="1.1594in" svg:x="0.1272in" svg:y="0.0618in"><draw:text-box><text:p><text:span text:style-name="T92">UNUSED – See pages/line-length.scrbl</text:span></text:p></draw:text-box></draw:frame></text:p>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
      <text:p text:style-name="P66">)</text:p>
      <text:h text:style-name="P151"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20">Design Recipe</text:p>
      <text:list xml:id="list121947016653781" text:continue-numbering="true" text:style-name="WW8Num10">
        <text:list-header>
          <text:p text:style-name="P178"/>
        </text:list-header>
      </text:list>
      <text:p text:style-name="P179"/>
      <text:p text:style-name="P177"><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8">Every contract has three parts:</text:p>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42"/>
      <text:p text:style-name="P42"/>
      <text:p text:style-name="P39">(EXAMPLE<text:tab/><text:span text:style-name="T35">(line-length <text:tab/>10<text:tab/> 5<text:tab/><text:tab/>)</text:span> <text:tab/> <text:span text:style-name="T35">(- <text:s/><text:tab/>10 <text:tab/><text:tab/>5) <text:s text:c="11"/>)</text:span></text:p>
      <text:p text:style-name="P21"><text:span text:style-name="T7"><text:tab/><text:tab/><text:tab/></text:span><text:span text:style-name="T12">Use the function here<text:tab/><text:tab/><text:tab/><text:tab/>What should the function produce?</text:span></text:p>
      <text:p text:style-name="P23"/>
      <text:p text:style-name="P23"/>
      <text:p text:style-name="P105"/>
      <text:p text:style-name="P105"/>
      <text:p text:style-name="P105"/>
      <text:p text:style-name="P39">(EXAMPLE<text:tab/><text:span text:style-name="T35">(line-length <text:tab/>2<text:tab/> 8<text:tab/><text:tab/>)</text:span> <text:tab/> <text:span text:style-name="T35">(- <text:s/><text:tab/>8 <text:tab/><text:tab/>2) <text:s text:c="11"/>) </text:span></text:p>
      <text:p text:style-name="P21"><text:span text:style-name="T7"><text:tab/><text:tab/><text:tab/></text:span><text:span text:style-name="T12">Use the function here<text:tab/><text:tab/><text:tab/><text:tab/>What should the function produce?</text:span></text:p>
      <text:h text:style-name="Heading_20_1" text:outline-level="1">Definition</text:h>
      <text:list xml:id="list121946937469992" text:continue-numbering="true" text:style-name="WW8Num10">
        <text:list-header>
          <text:p text:style-name="P182">Write the definition, giving variable names to all your input values.</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2"/>
      <text:p text:style-name="P42"><text:tab/>________________________________</text:p>
      <text:p text:style-name="P42"/>
      <table:table table:name="Table9" table:style-name="Table9">
        <table:table-column table:style-name="Table9.A"/>
        <table:table-column table:style-name="Table9.B"/>
        <table:table-header-rows>
          <table:table-row>
            <table:table-cell table:style-name="Table9.A1" office:value-type="string">
              <text:p text:style-name="P118"/>
            </table:table-cell>
            <table:table-cell table:style-name="Table9.B1" office:value-type="string">
              <text:p text:style-name="P119"/>
            </table:table-cell>
          </table:table-row>
        </table:table-header-rows>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draw:frame text:anchor-type="paragraph" draw:z-index="172" draw:name="Shape1" draw:style-name="gr56" draw:text-style-name="P227" svg:width="7.2531in" svg:height="1.1594in" svg:x="0.1272in" svg:y="0.0618in"><draw:text-box><text:p><text:span text:style-name="T92">UNUSED – See pages/line-length.scrbl</text:span></text:p></draw:text-box></draw:frame></text:p>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
      <text:p text:style-name="P41">)</text:p>
      <text:h text:style-name="P171" text:outline-level="1" text:is-list-header="true" text:restart-numbering="true" text:start-value="-1">…and the computer does this</text:h>
      <text:p text:style-name="P51"/>
      <text:h text:style-name="P160" text:outline-level="1" text:is-list-header="true"><text:s/><text:span text:style-name="T61">The Distance Formula (an example)</text:span></text:h>
      <text:p text:style-name="P46"/>
      <text:p text:style-name="P54">The distance between the points (0, 0) and (4, 3) is given by:</text:p>
      <text:p text:style-name="P46"/>
      <text:p text:style-name="P71"><draw:custom-shape text:anchor-type="paragraph" draw:z-index="125" draw:name="Shape32" draw:style-name="gr41" draw:text-style-name="P220" svg:width="2.5142in" svg:height="0.4862in" svg:x="0.5555in" svg:y="0.2091in"><text:p/><draw:enhanced-geometry svg:viewBox="0 0 21600 21600" draw:type="rectangle" draw:enhanced-path="M 0 0 L 21600 0 21600 21600 0 21600 0 0 Z N"/></draw:custom-shape><draw:custom-shape text:anchor-type="paragraph" draw:z-index="126" draw:name="Shape33" draw:style-name="gr42" draw:text-style-name="P220" svg:width="2.528in" svg:height="0.4307in" svg:x="4.0417in" svg:y="0.2508in"><text:p/><draw:enhanced-geometry svg:viewBox="0 0 21600 21600" draw:type="rectangle" draw:enhanced-path="M 0 0 L 21600 0 21600 21600 0 21600 0 0 Z N"/></draw:custom-shape><draw:frame text:anchor-type="paragraph" draw:z-index="127" draw:name="Shape34" draw:style-name="gr43" draw:text-style-name="P217" svg:width="5.9449in" svg:height="0.3248in" svg:x="0.5555in" svg:y="0.2508in"><draw:text-box><text:p><text:span text:style-name="T85"><text:s text:c="2"/></text:span><text:span text:style-name="T85">line-length(4, 0)</text:span><text:span text:style-name="T85"><text:tab/></text:span><text:span text:style-name="T85"><text:tab/></text:span><text:span text:style-name="T85"><text:tab/></text:span><text:span text:style-name="T85"> line-length(3, 0)</text:span></text:p></draw:text-box></draw:frame><draw:frame draw:style-name="fr3" draw:name="Image1" text:anchor-type="as-char" svg:y="-0.2736in" svg:width="6.8862in" svg:height="0.8291in" draw:z-index="1"><draw:image xlink:href="Pictures/100002010000026800000040D777090A1591B093.png" xlink:type="simple" xlink:show="embed" xlink:actuate="onLoad"/></draw:frame></text:p>
      <text:p text:style-name="Standard"/>
      <text:p text:style-name="P80"><text:s/><text:span text:style-name="T68">Turn </text:span>the formula above into a Circle of Evaluation. (We've already gotten you started!)</text:p>
      <text:p text:style-name="Standard"><draw:frame draw:style-name="fr4" draw:name="Image2" text:anchor-type="paragraph" svg:width="6.5264in" svg:height="3.8429in" draw:z-index="131"><draw:image xlink:href="Pictures/1000020100000336000001E4D098C583F06C40B3.png" xlink:type="simple" xlink:show="embed" xlink:actuate="onLoad"/></draw:frame><draw:line text:anchor-type="paragraph" draw:z-index="128" draw:name="Shape35" draw:style-name="gr11" draw:text-style-name="P209" svg:x1="1.9028in" svg:y1="0.4929in" svg:x2="5.361in" svg:y2="0.4929in"><text:p/></draw:line><draw:line text:anchor-type="paragraph" draw:z-index="129" draw:name="Shape36" draw:style-name="gr11" draw:text-style-name="P209" svg:x1="2.0972in" svg:y1="1.2016in" svg:x2="5.0417in" svg:y2="1.1181in"><text:p/></draw:line><draw:line text:anchor-type="paragraph" draw:z-index="130" draw:name="Shape37" draw:style-name="gr11" draw:text-style-name="P209" svg:x1="3.9583in" svg:y1="1.8957in" svg:x2="5.1665in" svg:y2="1.8819in"><text:p/></draw:line><draw:ellipse text:anchor-type="paragraph" draw:z-index="132" draw:style-name="gr10" draw:text-style-name="P208" svg:width="0.9248in" svg:height="0.9449in" svg:x="4.1807in" svg:y="1.9929in"><text:p/></draw:ellipse><draw:frame text:anchor-type="paragraph" draw:z-index="133" draw:name="Shape39" draw:style-name="gr33" draw:text-style-name="P207" svg:width="2.1949in" svg:height="0.2642in" svg:x="2.5138in" svg:y="0.2291in"><draw:text-box><text:p><text:tab/> <text:s/>num-sqrt</text:p></draw:text-box></draw:frame><draw:frame text:anchor-type="paragraph" draw:z-index="134" draw:name="Shape40" draw:style-name="gr44" draw:text-style-name="P207" svg:width="1.1114in" svg:height="0.3614in" svg:x="3.0138in" svg:y="0.8402in"><draw:text-box><text:p><text:s text:c="8"/>+</text:p></draw:text-box></draw:frame><draw:frame text:anchor-type="paragraph" draw:z-index="135" draw:name="Shape41" draw:style-name="gr34" draw:text-style-name="P207" svg:width="0.7921in" svg:height="0.278in" svg:x="4.1807in" svg:y="1.6181in"><draw:text-box><text:p><text:s text:c="2"/><text:span text:style-name="T88">num-sqr</text:span></text:p></draw:text-box></draw:frame><draw:line text:anchor-type="paragraph" draw:z-index="136" draw:name="Shape38" draw:style-name="gr45" draw:text-style-name="P221" svg:x1="4.2319in" svg:y1="2.248in" svg:x2="5.0429in" svg:y2="2.2252in"><text:p/></draw:line><draw:frame text:anchor-type="paragraph" draw:z-index="137" draw:name="Shape42" draw:style-name="gr46" draw:text-style-name="P222" svg:width="0.6531in" svg:height="0.1606in" svg:x="4.3429in" svg:y="2.0736in"><draw:text-box><text:p><text:span text:style-name="T89">line-length</text:span></text:p></draw:text-box></draw:frame><draw:frame text:anchor-type="paragraph" draw:z-index="138" draw:name="Shape43" draw:style-name="gr47" draw:text-style-name="P223" svg:width="0.7579in" svg:height="0.163in" svg:x="4.3472in" svg:y="2.4146in"><draw:text-box><text:p><text:span text:style-name="T88">3</text:span><text:span text:style-name="T88"><text:tab/></text:span><text:span text:style-name="T88">0</text:span></text:p></draw:text-box></draw:frame></text:p>
      <text:p text:style-name="Standard"/>
      <text:p text:style-name="P78"><text:span text:style-name="T48">Convert the Circle of Evaluation into Pyret code</text:span><text:span text:style-name="T49">:</text:span></text:p>
      <text:p text:style-name="P78"/>
      <text:p text:style-name="P78"/>
      <text:p text:style-name="P78"/>
      <text:p text:style-name="P79">num-sqrt(num-sqr(line-length(4, 0)) + (num-sqr(line-length(3, 0)))</text:p>
      <text:p text:style-name="P78"/>
      <text:p text:style-name="P78"/>
      <text:p text:style-name="P78"/>
      <text:p text:style-name="P20">Design Recipe</text:p>
      <text:list xml:id="list121947186205527" text:continue-numbering="true" text:style-name="WW8Num10">
        <text:list-header>
          <text:p text:style-name="P144"/>
        </text:list-header>
      </text:list>
      <text:p text:style-name="P36"/>
      <text:p text:style-name="P54"><text:span text:style-name="T53">Write a function</text:span><text:span text:style-name="T51"> </text:span><text:span text:style-name="T59">distance</text:span><text:span text:style-name="T51">, </text:span><text:span text:style-name="T53">which takes FOUR inputs: </text:span></text:p>
      <text:list xml:id="list121947663650229" text:continue-numbering="true" text:style-name="WW8Num10">
        <text:list-item>
          <text:p text:style-name="P146">px: The x-coordinate of the player</text:p>
        </text:list-item>
        <text:list-item>
          <text:p text:style-name="P146">py: The y-coordinate of the player</text:p>
        </text:list-item>
        <text:list-item>
          <text:p text:style-name="P147"><text:span text:style-name="T53">cx: The x-coordinate of </text:span><text:span text:style-name="T51">another game character</text:span></text:p>
        </text:list-item>
        <text:list-item>
          <text:p text:style-name="P146">cy: The y-coordinate of another game character</text:p>
          <text:p text:style-name="P146"/>
        </text:list-item>
      </text:list>
      <text:p text:style-name="P56">It should return the distance between the two, using the Distance formula. (HINT: look at what you did on page 27!)</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draw:frame text:anchor-type="paragraph" draw:z-index="173" draw:name="Shape1" draw:style-name="gr56" draw:text-style-name="P227" svg:width="7.2531in" svg:height="1.1594in" svg:x="0.1272in" svg:y="0.0618in"><draw:text-box><text:p><text:span text:style-name="T92">UNUSED – See pages/distance.scrbl</text:span></text:p></draw:text-box></draw:frame><text:tab/></text:p>
      <text:p text:style-name="P98"/>
      <text:p text:style-name="P11">_______________________________________________________________)</text:p>
      <text:p text:style-name="P101">find another way to get the same result here</text:p>
      <text:p text:style-name="P97"/>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11">_______________________________________________________________)</text:p>
      <text:p text:style-name="P101">find another way to get the same result here</text:p>
      <text:h text:style-name="Heading_20_1" text:outline-level="1">Definition</text:h>
      <text:list xml:id="list121947777877147"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
      <text:p text:style-name="P41"><text:tab/>________________________________________________)</text:p>
      <text:p text:style-name="P41"/>
      <text:p text:style-name="P51"/>
      <text:p text:style-name="P20">Design Recipe</text:p>
      <text:p text:style-name="P36"/>
      <text:p text:style-name="P36"/>
      <text:p text:style-name="Standard"><text:span text:style-name="T9"><text:tab/>Write a function</text:span><text:span text:style-name="T8"> </text:span><text:span text:style-name="T18">collide?</text:span><text:span text:style-name="T8">,</text:span><text:span text:style-name="T9">which takes FOUR inputs: </text:span></text:p>
      <text:list xml:id="list121948177912724" text:continue-numbering="true" text:style-name="WW8Num10">
        <text:list-item>
          <text:p text:style-name="P145">px: The x-coordinate of the player</text:p>
        </text:list-item>
        <text:list-item>
          <text:p text:style-name="P145">py: The y-coordinate of the player</text:p>
        </text:list-item>
        <text:list-item>
          <text:p text:style-name="P143"><text:span text:style-name="T9">cx: The x-coordinate of </text:span><text:span text:style-name="T8">another game character</text:span></text:p>
        </text:list-item>
        <text:list-item>
          <text:p text:style-name="P145">cy: The y-coordinate of another game character</text:p>
        </text:list-item>
      </text:list>
      <text:p text:style-name="P37"><text:tab/>It should return <text:span text:style-name="T29">true</text:span> if the coordinates of the player are within 50<text:span text:style-name="T22"> pixels</text:span> of the<text:line-break/><text:tab/> coordinates of the other character. <text:s/>Otherwise, <text:span text:style-name="T29">false</text:span>.</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draw:frame text:anchor-type="paragraph" draw:z-index="174" draw:name="Shape1" draw:style-name="gr56" draw:text-style-name="P227" svg:width="7.2531in" svg:height="1.1594in" svg:x="0.1272in" svg:y="0.0618in"><draw:text-box><text:p><text:span text:style-name="T92">UNUSED – See pages/collide.scrbl</text:span></text:p></draw:text-box></draw:frame><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97">_________________________________________________)</text:p>
      <text:p text:style-name="P101">find another way to get the same result here</text:p>
      <text:h text:style-name="Heading_20_1" text:outline-level="1">Definition</text:h>
      <text:list xml:id="list121947823657087"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68" text:outline-level="1" text:is-list-header="true">Lesson 9</text:h>
      <text:p text:style-name="Standard"/>
      <text:p text:style-name="P6"><text:span text:style-name="T46">Catchy Intro: </text:span><text:s/><text:span text:style-name="T71">Feel like you never get enough to eat? So does Leo. Come catch your prey,</text:span></text:p>
      <text:p text:style-name="P77"/>
      <text:p text:style-name="P7">and escape the zookeeper!</text:p>
      <text:p text:style-name="P76"/>
      <text:p text:style-name="P8"/>
      <text:p text:style-name="P77"/>
      <text:p text:style-name="P8"><text:span text:style-name="T46">Name, Age, Grade:</text:span> <text:span text:style-name="T76">Ellie</text:span><text:span text:style-name="T71"> Programmer, 12, 7</text:span><text:span text:style-name="T74">th</text:span><text:span text:style-name="T71"> grade</text:span></text:p>
      <text:p text:style-name="P77"/>
      <text:p text:style-name="P8"><text:span text:style-name="T46">Game Title:</text:span> <text:span text:style-name="T71">Run for your Supper</text:span></text:p>
      <text:p text:style-name="P77"/>
      <text:p text:style-name="P8"><text:span text:style-name="T46">Back Story:</text:span><text:span text:style-name="T72">One day, a young lion was sitting in his cage. He saw an escaped gazelle come</text:span></text:p>
      <text:p text:style-name="P77"/>
      <text:p text:style-name="P7">running past. It was lunch time, and he was hungry, so he leapt out to catch food. He has</text:p>
      <text:p text:style-name="P77"/>
      <text:p text:style-name="P7">to run fast to grab food and escape the evil zookeeper.</text:p>
      <text:p text:style-name="P77"/>
      <text:p text:style-name="P8"><text:span text:style-name="T46">Characters:</text:span> <text:s/><text:span text:style-name="T71">Player: Leo the lion.</text:span></text:p>
      <text:p text:style-name="P76"/>
      <text:p text:style-name="P7"><text:span text:style-name="T46">Danger: </text:span>Zoe Zookeeper.</text:p>
      <text:p text:style-name="P76"/>
      <text:p text:style-name="P7"><text:span text:style-name="T46">Target:</text:span> Gary Gazelle</text:p>
      <text:p text:style-name="P77"/>
      <text:p text:style-name="P8"/>
      <text:p text:style-name="P77"/>
      <text:p text:style-name="P8"><text:span text:style-name="T46">Explain a piece of your code: </text:span><text:span text:style-name="T71">My update-danger function takes in the current x coordinate of the gazelle, and adds 50 to it. This moves the gazelle 50 pixels to the right.</text:span></text:p>
      <text:p text:style-name="P77"/>
      <text:p text:style-name="P8"/>
      <text:p text:style-name="P77"/>
      <text:p text:style-name="P8"/>
      <text:p text:style-name="P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5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69" text:outline-level="1" text:is-list-header="true">Design Recipe</text:h>
      <text:p text:style-name="P179"/>
      <text:p text:style-name="P185">Word Problem: red-shape</text:p>
      <text:p text:style-name="P185"/>
      <text:p text:style-name="P186"><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7">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2">What does the function do?</text:p>
      <text:h text:style-name="Heading_20_1" text:outline-level="1">Give Examples</text:h>
      <text:p text:style-name="P38">Write some examples of red-shape below. The first one has already been done for you.</text:p>
      <text:p text:style-name="P42"/>
      <text:p text:style-name="P39">(EXAMPLE<text:tab/><text:span text:style-name="T35">(red-shape<text:tab/><text:tab/>“circle” <text:tab/><text:tab/>)</text:span><text:tab/><text:span text:style-name="T35">(circle 50 “solid” “red”) <text:s text:c="2"/></text:span><text:span text:style-name="T39">)</text:span></text:p>
      <text:p text:style-name="P21"><text:span text:style-name="T7"><text:tab/><text:tab/><text:tab/></text:span><text:span text:style-name="T12">Use the function here<text:tab/><text:tab/><text:tab/><text:tab/>What should the function produce?</text:span></text:p>
      <text:p text:style-name="P102"/>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p text:style-name="P102"/>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p text:style-name="P105"/>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h text:style-name="P149" text:outline-level="1">Definition</text:h>
      <text:list xml:id="list121947991621685" text:continue-numbering="true" text:style-name="WW8Num10">
        <text:list-header>
          <text:p text:style-name="Normal_20_Bullet"><text:s/></text:p>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2"><text:tab/><text:span text:style-name="T37">(cond</text:span></text:p>
      <text:p text:style-name="P42"><draw:frame text:anchor-type="paragraph" draw:z-index="175" draw:name="Shape1" draw:style-name="gr56" draw:text-style-name="P227" svg:width="7.2531in" svg:height="1.1594in" svg:x="0.4957in" svg:y="0.9071in"><draw:text-box><text:p><text:span text:style-name="T92">UNUSED – See pages/red-shape.scrbl</text:span></text:p></draw:text-box></draw:frame></text:p>
      <table:table table:name="Table7" table:style-name="Table7">
        <table:table-column table:style-name="Table7.A"/>
        <table:table-column table:style-name="Table7.B"/>
        <table:table-header-rows>
          <table:table-row>
            <table:table-cell table:style-name="Table7.A1" office:value-type="string">
              <text:p text:style-name="P118"/>
            </table:table-cell>
            <table:table-cell table:style-name="Table7.B1" office:value-type="string">
              <text:p text:style-name="P122">(circle 50 “solid” “red”)</text:p>
            </table:table-cell>
          </table:table-row>
        </table:table-header-rows>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
      <text:p text:style-name="P41"><text:s text:c="2"/>)</text:p>
      <text:h text:style-name="P162" text:outline-level="1" text:is-list-header="true">Translating into Algebra</text:h>
      <text:p text:style-name="P52"/>
      <text:p text:style-name="P52"><text:span text:style-name="T46">Value Definitions</text:span> </text:p>
      <text:p text:style-name="P52"/>
      <table:table table:name="Table11" table:style-name="Table11">
        <table:table-column table:style-name="Table11.A"/>
        <table:table-column table:style-name="Table11.B"/>
        <table:table-row>
          <table:table-cell table:style-name="Table11.A1" office:value-type="string">
            <text:p text:style-name="P109">Pyret Code</text:p>
          </table:table-cell>
          <table:table-cell table:style-name="Table11.B1" office:value-type="string">
            <text:p text:style-name="P109">Algebra</text:p>
          </table:table-cell>
        </table:table-row>
        <table:table-row>
          <table:table-cell table:style-name="Table11.A2" office:value-type="string">
            <text:p text:style-name="P32">x = 10</text:p>
          </table:table-cell>
          <table:table-cell table:style-name="Table11.B2" office:value-type="string">
            <text:p text:style-name="P114">x = 10</text:p>
          </table:table-cell>
        </table:table-row>
        <table:table-row>
          <table:table-cell table:style-name="Table11.A2" office:value-type="string">
            <text:p text:style-name="P32">y = x * 2</text:p>
          </table:table-cell>
          <table:table-cell table:style-name="Table11.B2" office:value-type="string">
            <text:p text:style-name="P113">y = x*2</text:p>
          </table:table-cell>
        </table:table-row>
        <table:table-row>
          <table:table-cell table:style-name="Table11.A2" office:value-type="string">
            <text:p text:style-name="P32">z = x / y</text:p>
          </table:table-cell>
          <table:table-cell table:style-name="Table11.B2" office:value-type="string">
            <text:p text:style-name="P116"><text:span text:style-name="T23">z = x </text:span><text:span text:style-name="T22">÷ </text:span><text:span text:style-name="T23">y</text:span></text:p>
          </table:table-cell>
        </table:table-row>
        <table:table-row>
          <table:table-cell table:style-name="Table11.A2" office:value-type="string">
            <text:p text:style-name="P32">w = num-sqrt(num-sqr(x) + 1)</text:p>
          </table:table-cell>
          <table:table-cell table:style-name="Table11.B2" office:value-type="string">
            <text:p text:style-name="P110">w = <draw:frame draw:style-name="fr5" draw:name="Object1" text:anchor-type="as-char" svg:width="0.5201in" svg:height="0.2244in" draw:z-index="145"><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11.A2" office:value-type="string">
            <text:p text:style-name="P32">days = (age * 12) * 30</text:p>
          </table:table-cell>
          <table:table-cell table:style-name="Table11.B2" office:value-type="string">
            <text:p text:style-name="P112">days = (age * 12) * 30</text:p>
          </table:table-cell>
        </table:table-row>
        <table:table-row>
          <table:table-cell table:style-name="Table11.A2" office:value-type="string">
            <text:p text:style-name="P32">y = (v * x) + x0</text:p>
          </table:table-cell>
          <table:table-cell table:style-name="Table11.B2" office:value-type="string">
            <text:p text:style-name="P112">y = (v * x) + x<text:span text:style-name="T79"></text:span></text:p>
          </table:table-cell>
        </table:table-row>
        <table:table-row>
          <table:table-cell table:style-name="Table11.A2" office:value-type="string">
            <text:p text:style-name="P32">y = ((0.5 * a) * num-sqr(x)) + y0</text:p>
          </table:table-cell>
          <table:table-cell table:style-name="Table11.B2" office:value-type="string">
            <text:p text:style-name="P112">y = (0.5 * a) * x<text:span text:style-name="T78">²</text:span> + y<text:span text:style-name="T79"></text:span></text:p>
          </table:table-cell>
        </table:table-row>
      </table:table>
      <text:p text:style-name="P52"/>
      <text:p text:style-name="P52"><text:span text:style-name="T46">Function Definitions</text:span> </text:p>
      <text:p text:style-name="P52"/>
      <table:table table:name="Table10" table:style-name="Table10">
        <table:table-column table:style-name="Table10.A"/>
        <table:table-column table:style-name="Table10.B"/>
        <table:table-row>
          <table:table-cell table:style-name="Table10.A1" office:value-type="string">
            <text:p text:style-name="P109">Pyret Code</text:p>
          </table:table-cell>
          <table:table-cell table:style-name="Table10.B1" office:value-type="string">
            <text:p text:style-name="P109">Algebra</text:p>
          </table:table-cell>
        </table:table-row>
        <table:table-row>
          <table:table-cell table:style-name="Table10.A2" office:value-type="string">
            <text:p text:style-name="P139">fun area(length, width):</text:p>
            <text:p text:style-name="P139"><text:s text:c="2"/>length * width</text:p>
            <text:p text:style-name="P139">end</text:p>
          </table:table-cell>
          <table:table-cell table:style-name="Table10.B2" office:value-type="string">
            <text:p text:style-name="P114">area(length, width) = length * width</text:p>
          </table:table-cell>
        </table:table-row>
        <table:table-row>
          <table:table-cell table:style-name="Table10.A2" office:value-type="string">
            <text:p text:style-name="P139">fun circle-area(radius):</text:p>
            <text:p text:style-name="P139"><text:s text:c="2"/>pi * <text:span text:style-name="T77">num-sqr(</text:span>radius<text:span text:style-name="T77">)</text:span></text:p>
            <text:p text:style-name="P139">end</text:p>
          </table:table-cell>
          <table:table-cell table:style-name="Table10.B2" office:value-type="string">
            <text:p text:style-name="P111">circle-area(radius) = pi * <text:span text:style-name="T73">radius</text:span><text:span text:style-name="T75">2</text:span></text:p>
          </table:table-cell>
        </table:table-row>
        <table:table-row>
          <table:table-cell table:style-name="Table10.A2" office:value-type="string">
            <text:p text:style-name="P139">fun distance(x1, y1, x2, y2):</text:p>
            <text:p text:style-name="P139"><text:s text:c="2"/>num-sqrt(</text:p>
            <text:p text:style-name="P139"><text:s text:c="4"/>num-sqr(x1 – x2)</text:p>
            <text:p text:style-name="P34"><text:s text:c="7"/>+ num-sqr(y1 – y2)</text:p>
            <text:p text:style-name="P34"><text:s text:c="2"/>)</text:p>
            <text:p text:style-name="P139">end</text:p>
          </table:table-cell>
          <table:table-cell table:style-name="Table10.B2" office:value-type="string">
            <text:p text:style-name="P117"><text:span text:style-name="T49">distance(x1, y1, x2, y2)=</text:span><text:span text:style-name="T38"><draw:frame draw:style-name="fr5" draw:name="Object2" text:anchor-type="as-char" svg:width="1.7in" svg:height="0.2366in" draw:z-index="139"><draw:object xlink:href="./Object 1" xlink:type="simple" xlink:show="embed" xlink:actuate="onLoad"/><draw:image xlink:href="./ObjectReplacements/Object 1" xlink:type="simple" xlink:show="embed" xlink:actuate="onLoad"/><svg:desc>formula</svg:desc></draw:frame></text:span></text:p>
          </table:table-cell>
        </table:table-row>
      </table:table>
      <text:p text:style-name="Quotations"/>
      <text:h text:style-name="P163" text:outline-level="1" text:is-list-header="true">Design Recipe</text:h>
      <text:list xml:id="list121947232607978" text:continue-numbering="true" text:style-name="WW8Num10">
        <text:list-header>
          <text:p text:style-name="P143"/>
        </text:list-header>
      </text:list>
      <text:p text:style-name="P199"/>
      <text:p text:style-name="P12"/>
      <text:p text:style-name="P136"><text:bookmark text:name="designrecipe"/>A rocket is flying from Earth to Mars at 80 miles per second. Write a function that describes the <text:span text:style-name="T36">distance</text:span><text:span text:style-name="T2"> D</text:span> that the rocket has traveled, as a function of <text:span text:style-name="T36">time</text:span> <text:span text:style-name="T2">t.</text:span></text:p>
      <text:p text:style-name="Standard"/>
      <text:h text:style-name="Heading_20_1" text:outline-level="1" text:restart-numbering="true" text:start-value="-1">Contract+Purpose Statement</text:h>
      <text:p text:style-name="P57">Every contract has three parts:</text:p>
      <text:p text:style-name="P38"/>
      <text:p text:style-name="Standard"><draw:frame text:anchor-type="paragraph" draw:z-index="140" draw:name="Shape44" draw:style-name="gr48" draw:text-style-name="P207" svg:width="4.9169in" svg:height="0.3197in" svg:x="1.7638in" svg:y="0.0098in"><draw:text-box><text:p><text:tab/><text:tab/><text:span text:style-name="T22">Number</text:span><text:span text:style-name="T22"><text:tab/></text:span><text:span text:style-name="T22"><text:tab/></text:span><text:span text:style-name="T22"><text:tab/></text:span><text:span text:style-name="T22"><text:tab/></text:span><text:span text:style-name="T22">Number</text:span></text:p></draw:text-box></draw:frame><text:span text:style-name="T8">______</text:span><text:span text:style-name="T14">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7">name<text:tab/><text:tab/><text:tab/><text:tab/><text:tab/><text:tab/>Domain<text:tab/><text:tab/><text:tab/><text:tab/> <text:s text:c="3"/>Range</text:span></text:p>
      <text:p text:style-name="Standard"><draw:frame text:anchor-type="paragraph" draw:z-index="141" draw:name="Shape45" draw:style-name="gr25" draw:text-style-name="P224" svg:width="7.2504in" svg:height="0.3898in" svg:x="0.4307in" svg:y="0.0453in"><draw:text-box><text:p><text:span text:style-name="T22">Given a number of seconds, produces the height of a rocket moving at 80mi/s</text:span></text:p></draw:text-box></draw:frame><text:span text:style-name="T10">#</text:span><text:span text:style-name="T8"> _______________________________________________________________________________</text:span></text:p>
      <text:p text:style-name="P62">What does the function do?</text:p>
      <text:p text:style-name="P60"/>
      <text:h text:style-name="Heading_20_1" text:outline-level="1">Give Examples</text:h>
      <text:p text:style-name="P57">Write an example of your function for <text:span text:style-name="T35">some sample inputs</text:span></text:p>
      <text:p text:style-name="P42"/>
      <text:p text:style-name="P40"><draw:frame text:anchor-type="paragraph" draw:z-index="142" draw:name="Shape46" draw:style-name="gr49" draw:text-style-name="P224" svg:width="3.3476in" svg:height="0.2087in" svg:x="2.139in" svg:y="0.0165in"><draw:text-box><text:p><text:span text:style-name="T22">80 * 1</text:span></text:p></draw:text-box></draw:frame><text:tab/>D( 1 )<text:tab/><text:span text:style-name="T64">is</text:span><text:tab/><text:tab/><text:tab/><text:tab/><text:tab/> <text:tab/><text:tab/><text:tab/><text:tab/><text:tab/></text:p>
      <text:p text:style-name="P26">Use the function here<text:tab/><text:tab/><text:tab/>What should the function produce?</text:p>
      <text:p text:style-name="P102"/>
      <text:p text:style-name="P40"><draw:frame text:anchor-type="paragraph" draw:z-index="143" draw:name="Shape46" draw:style-name="gr49" draw:text-style-name="P224" svg:width="3.3476in" svg:height="0.2087in" svg:x="2.139in" svg:y="0.0165in"><draw:text-box><text:p><text:span text:style-name="T22">80 * 2</text:span></text:p></draw:text-box></draw:frame><text:tab/>D( 2 )<text:tab/><text:span text:style-name="T64">is</text:span><text:tab/><text:tab/><text:tab/><text:tab/> <text:tab/><text:tab/><text:tab/><text:tab/><text:tab/><text:tab/></text:p>
      <text:p text:style-name="P26">Use the function here<text:tab/><text:tab/><text:tab/>What should the function produce?</text:p>
      <text:p text:style-name="P102"/>
      <text:p text:style-name="P40"><draw:frame text:anchor-type="paragraph" draw:z-index="144" draw:name="Shape46" draw:style-name="gr49" draw:text-style-name="P224" svg:width="3.3476in" svg:height="0.2087in" svg:x="2.139in" svg:y="0.0165in"><draw:text-box><text:p><text:span text:style-name="T22">80 * 14</text:span></text:p></draw:text-box></draw:frame><draw:frame text:anchor-type="paragraph" draw:z-index="147" draw:name="Shape47" draw:style-name="gr50" draw:text-style-name="P225" svg:width="0.5697in" svg:height="0.5835in" svg:x="0.722in" svg:y="0.0083in"><draw:text-box draw:corner-radius="0.0693in"><text:p><text:span text:style-name="T90">14</text:span></text:p></draw:text-box></draw:frame><text:tab/>D( <text:s text:c="2"/>)<text:tab/><text:tab/><text:span text:style-name="T64">is</text:span><text:tab/><text:tab/><text:tab/><text:tab/><text:tab/> <text:tab/><text:tab/><text:tab/><text:tab/><text:tab/><text:tab/></text:p>
      <text:p text:style-name="P26">Use the function here<text:tab/><text:tab/><text:tab/>What should the function produce?</text:p>
      <text:p text:style-name="P105"><draw:frame text:anchor-type="paragraph" draw:z-index="148" draw:name="Shape48" draw:style-name="gr27" draw:text-style-name="P224" svg:width="0.7087in" svg:height="0.2921in" svg:x="0.4862in" svg:y="0.122in"><draw:text-box><text:p><text:span text:style-name="T22">D(100)</text:span></text:p></draw:text-box></draw:frame></text:p>
      <text:p text:style-name="P40"><draw:frame text:anchor-type="paragraph" draw:z-index="146" draw:name="Shape46" draw:style-name="gr49" draw:text-style-name="P224" svg:width="3.3476in" svg:height="0.2087in" svg:x="2.139in" svg:y="0.0165in"><draw:text-box><text:p><text:span text:style-name="T22">80 * 100</text:span></text:p></draw:text-box></draw:frame><text:tab/><text:tab/><text:tab/><text:span text:style-name="T64">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21947531112519" text:continue-numbering="true" text:style-name="WW8Num10">
        <text:list-header>
          <text:p text:style-name="P201">Write the <text:span text:style-name="T66">function</text:span>, giving variable names to all your input values. </text:p>
          <text:p text:style-name="Normal_20_Bullet"/>
        </text:list-header>
      </text:list>
      <text:p text:style-name="P123"><text:span text:style-name="T15">fun </text:span><text:span text:style-name="T6">D( </text:span><text:span text:style-name="T25">time</text:span><text:span text:style-name="T6"> ) : <text:s text:c="2"/></text:span><text:span text:style-name="T24">80 * </text:span><text:span text:style-name="T25">time</text:span><text:span text:style-name="T6"> <text:s text:c="64"/></text:span><text:span text:style-name="T15">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63" text:outline-level="1" text:is-list-header="true">Design Recipe</text:h>
      <text:list xml:id="list121947865280617" text:continue-numbering="true" text:style-name="WW8Num10">
        <text:list-header>
          <text:p text:style-name="P143"/>
        </text:list-header>
      </text:list>
      <text:p text:style-name="P200"/>
      <text:p text:style-name="P200"/>
      <text:p text:style-name="P141"><text:bookmark text:name="designrecipe1"/><text:span text:style-name="T41">A rocket is traveling from Earth to Mars at 80 miles per second. Write a function that describes the </text:span><text:span text:style-name="T44">time</text:span><text:span text:style-name="T42"> </text:span><text:span text:style-name="T43">t</text:span><text:span text:style-name="T41">he rocket has been traveling, as a function of </text:span><text:span text:style-name="T45">distance</text:span><text:span text:style-name="T41">.</text:span></text:p>
      <text:p text:style-name="P140"/>
      <text:h text:style-name="Heading_20_1" text:outline-level="1" text:restart-numbering="true" text:start-value="-1">Contract+Purpose Statement</text:h>
      <text:p text:style-name="P57">Every contract has three parts:</text:p>
      <text:p text:style-name="P57"/>
      <text:p text:style-name="P54"><draw:frame text:anchor-type="paragraph" draw:z-index="149" draw:name="Shape49" draw:style-name="gr51" draw:text-style-name="P224" svg:width="6.2362in" svg:height="0.3752in" svg:x="0.3335in" svg:y="0.0626in"><draw:text-box><text:p><text:span text:style-name="T22"><text:s/></text:span><text:span text:style-name="T22">time </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 <text:s text:c="2"/>Number</text:span></text:p></draw:text-box></draw:frame><text:span text:style-name="T54"> <text:s text:c="2"/></text:span><text:span text:style-name="T51">__________________ </text:span><text:span text:style-name="T54">:</text:span><text:span text:style-name="T51"> _________________________________________ </text:span><text:span text:style-name="T54">-&gt;</text:span><text:span text:style-name="T51"> ______________</text:span></text:p>
      <text:p text:style-name="P54"><draw:frame text:anchor-type="paragraph" draw:z-index="150" draw:name="Shape50" draw:style-name="gr25" draw:text-style-name="P207" svg:width="6.5142in" svg:height="0.3898in" svg:x="0.3335in" svg:y="0.1465in"><draw:text-box><text:p>Given the distance traveled, produce the time traveled if moving at 80mi/s</text:p></draw:text-box></draw:frame><text:span text:style-name="T51"><text:tab/></text:span><text:span text:style-name="T34">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59"><draw:frame text:anchor-type="paragraph" draw:z-index="151" draw:name="Shape51" draw:style-name="gr52" draw:text-style-name="P224" svg:width="6.7504in" svg:height="0.5142in" svg:x="0.1807in" svg:y="0.1043in"><draw:text-box><text:p><text:span text:style-name="T22">time(0)</text:span><text:span text:style-name="T22"><text:tab/></text:span><text:span text:style-name="T22"><text:tab/></text:span><text:span text:style-name="T22"><text:tab/></text:span><text:span text:style-name="T22">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3"><draw:frame text:anchor-type="paragraph" draw:z-index="152" draw:name="Shape51" draw:style-name="gr27" draw:text-style-name="P225" svg:width="6.7504in" svg:height="0.2921in" svg:x="0.1807in" svg:y="0.1in"><draw:text-box><text:p><text:span text:style-name="T90">time(10)</text:span><text:span text:style-name="T90"><text:tab/></text:span><text:span text:style-name="T90"><text:tab/></text:span><text:span text:style-name="T90"><text:tab/></text:span><text:span text:style-name="T90">1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3"><draw:frame text:anchor-type="paragraph" draw:z-index="153" draw:name="Shape51" draw:style-name="gr27" draw:text-style-name="P225" svg:width="6.7504in" svg:height="0.2921in" svg:x="0.1807in" svg:y="0.128in"><draw:text-box><text:p><text:span text:style-name="T90">time(200)</text:span><text:span text:style-name="T90"><text:tab/></text:span><text:span text:style-name="T90"><text:tab/></text:span><text:span text:style-name="T90"><text:tab/></text:span><text:span text:style-name="T90">20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6"><draw:frame text:anchor-type="paragraph" draw:z-index="154" draw:name="Shape51" draw:style-name="gr27" draw:text-style-name="P225" svg:width="6.7504in" svg:height="0.2921in" svg:x="0.1807in" svg:y="0.0862in"><draw:text-box><text:p><text:span text:style-name="T90">time(560)</text:span><text:span text:style-name="T90"><text:tab/></text:span><text:span text:style-name="T90"><text:tab/></text:span><text:span text:style-name="T90"><text:tab/></text:span><text:span text:style-name="T90">56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21947843211885" text:continue-numbering="true" text:style-name="WW8Num10">
        <text:list-header>
          <text:p text:style-name="P201">Write the <text:span text:style-name="T66">function</text:span>, giving variable names to all your input values. </text:p>
          <text:p text:style-name="Normal_20_Bullet"/>
        </text:list-header>
      </text:list>
      <text:p text:style-name="P124"><text:span text:style-name="T64">fun <text:s text:c="2"/></text:span><text:span text:style-name="T26">time</text:span><text:span text:style-name="T64"> <text:s/></text:span>( <text:span text:style-name="T26">distance</text:span> ) : <text:s text:c="3"/><text:span text:style-name="T26">distance / 80</text:span> <text:s text:c="56"/><text:span text:style-name="T64">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3" text:outline-level="1" text:is-list-header="true">Design Recipe</text:h>
      <text:list xml:id="list121948332615361" text:continue-numbering="true" text:style-name="WW8Num10">
        <text:list-header>
          <text:p text:style-name="P143"/>
        </text:list-header>
      </text:list>
      <text:p text:style-name="P14"/>
      <text:p text:style-name="P137">A rocket leaves Earth, headed for Mars at 80 miles per second. <text:span text:style-name="T21">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57">Every contract has three parts:</text:p>
      <text:p text:style-name="P38"/>
      <text:p text:style-name="Standard"><draw:frame text:anchor-type="paragraph" draw:z-index="156" draw:name="Shape52" draw:style-name="gr54" draw:text-style-name="P224" svg:width="6.3894in" svg:height="0.3335in" svg:x="0.472in" svg:y="0.0429in"><draw:text-box><text:p><text:span text:style-name="T22">collide</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Number</text:span></text:p></draw:text-box></draw:frame><text:span text:style-name="T10"> <text:s text:c="2"/></text:span><text:span text:style-name="T8">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draw:frame text:anchor-type="paragraph" draw:z-index="155" draw:style-name="gr53" draw:text-style-name="P226" svg:width="7.0512in" svg:height="0.4862in" svg:x="0.2161in" svg:y="0.0626in"><draw:text-box><text:p><text:span text:style-name="T91">Given the distance between a rocket (moving at 80mi/sec) &amp; <text:s/>asteroid (70mi/sec), when will they</text:span></text:p><text:p><text:span text:style-name="T91"/></text:p><text:p><text:span text:style-name="T91"><text:s/></text:span><text:span text:style-name="T91">collide?</text:span></text:p></draw:text-box></draw:frame><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42"/>
      <text:p text:style-name="P65"><draw:frame text:anchor-type="paragraph" draw:z-index="157" draw:name="Shape53" draw:style-name="gr55" draw:text-style-name="P224" svg:width="6.8476in" svg:height="0.2504in" svg:x="0.0972in" svg:y="0.022in"><draw:text-box><text:p><text:span text:style-name="T22">collide(0)</text:span><text:span text:style-name="T22"><text:tab/></text:span><text:span text:style-name="T22"><text:tab/></text:span><text:span text:style-name="T22"><text:tab/></text:span><text:span text:style-name="T22">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3"/>
      <text:p text:style-name="P65"><draw:frame text:anchor-type="paragraph" draw:z-index="158" draw:name="Shape53" draw:style-name="gr55" draw:text-style-name="P224" svg:width="6.8476in" svg:height="0.2504in" svg:x="0.0972in" svg:y="0.022in"><draw:text-box><text:p><text:span text:style-name="T22">collide(2000)</text:span><text:span text:style-name="T22"><text:tab/></text:span><text:span text:style-name="T22"><text:tab/></text:span><text:span text:style-name="T22">2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3"/>
      <text:p text:style-name="P65"><draw:frame text:anchor-type="paragraph" draw:z-index="159" draw:name="Shape53" draw:style-name="gr55" draw:text-style-name="P224" svg:width="6.8476in" svg:height="0.2504in" svg:x="0.0835in" svg:y="0.022in"><draw:text-box><text:p><text:span text:style-name="T22">collide(5000)</text:span><text:span text:style-name="T22"><text:tab/></text:span><text:span text:style-name="T22"><text:tab/></text:span><text:span text:style-name="T22">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6"/>
      <text:p text:style-name="P65"><draw:frame text:anchor-type="paragraph" draw:z-index="160" draw:name="Shape53" draw:style-name="gr55" draw:text-style-name="P224" svg:width="6.8476in" svg:height="0.2504in" svg:x="0.0693in" svg:y="0.022in"><draw:text-box><text:p><text:span text:style-name="T22">collide(15000)</text:span><text:span text:style-name="T22"><text:tab/></text:span><text:span text:style-name="T22"><text:tab/></text:span><text:span text:style-name="T22">1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21946895856942" text:continue-numbering="true" text:style-name="WW8Num10">
        <text:list-header>
          <text:p text:style-name="P201">Write the <text:span text:style-name="T65">function</text:span>, giving variable names to all your input values. </text:p>
          <text:p text:style-name="Normal_20_Bullet"/>
        </text:list-header>
      </text:list>
      <text:p text:style-name="P125"><text:span text:style-name="T55">fun </text:span><text:span text:style-name="T57">collide</text:span><text:span text:style-name="T55"> ( </text:span><text:span text:style-name="T57">distance </text:span><text:span text:style-name="T55">): <text:s text:c="3"/></text:span><text:span text:style-name="T57">distance / 150</text:span><text:span text:style-name="T55"> <text:s text:c="39"/></text:span><text:span text:style-name="T56">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4" text:outline-level="1" text:is-list-header="true">Design Recipe</text:h>
      <text:list xml:id="list121946734510600" text:continue-numbering="true" text:style-name="WW8Num10">
        <text:list-header>
          <text:p text:style-name="P143"/>
        </text:list-header>
      </text:list>
      <text:p text:style-name="P200"/>
      <text:p text:style-name="P13"/>
      <text:p text:style-name="P13"/>
      <text:p text:style-name="P13"/>
      <text:p text:style-name="P13"/>
      <text:p text:style-name="P29"/>
      <text:h text:style-name="Heading_20_1" text:outline-level="1" text:restart-numbering="true" text:start-value="-1">Contract+Purpose Statement</text:h>
      <text:p text:style-name="P74">Every contract has three parts:</text:p>
      <text:p text:style-name="P38"/>
      <text:p text:style-name="Standard"><text:span text:style-name="T8"><text:s text:c="6"/>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3">What does the function do?</text:p>
      <text:p text:style-name="P61"/>
      <text:h text:style-name="Heading_20_1" text:outline-level="1">Give Examples</text:h>
      <text:p text:style-name="P73">Write an example of your function for <text:span text:style-name="T35">some sample inputs</text:span></text:p>
      <text:p text:style-name="P42"/>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4"/>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4"/>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7"/>
      <text:p text:style-name="P75"><text:tab/><text:tab/><text:tab/><text:span text:style-name="T17">is</text:span><text:tab/><text:tab/><text:tab/><text:tab/><text:tab/> <text:tab/><text:tab/><text:tab/><text:tab/><text:tab/><text:tab/></text:p>
      <text:p text:style-name="P28">Use the function here<text:tab/><text:tab/><text:tab/>What should the function produce?</text:p>
      <text:h text:style-name="P155" text:outline-level="1">Definition</text:h>
      <text:list xml:id="list121947319632838" text:continue-numbering="true" text:style-name="WW8Num10">
        <text:list-header>
          <text:p text:style-name="P202">Write the <text:span text:style-name="T66">function</text:span>, giving variable names to all your input values. </text:p>
          <text:p text:style-name="P187"/>
        </text:list-header>
      </text:list>
      <text:p text:style-name="P126"><text:span text:style-name="T16">fun <text:s text:c="15"/>(</text:span><text:span text:style-name="T6"><text:tab/><text:tab/></text:span><text:span text:style-name="T16">): <text:s text:c="49"/>end</text:span> </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17T12:19:45.765147126</dc:date>
    <meta:print-date>2015-08-24T13:04:01.201238000</meta:print-date>
    <meta:editing-cycles>331</meta:editing-cycles>
    <meta:editing-duration>P21DT20H15M20S</meta:editing-duration>
    <meta:generator>LibreOffice/5.1.6.2$Linux_X86_64 LibreOffice_project/10m0$Build-2</meta:generator>
    <meta:document-statistic meta:table-count="11" meta:image-count="5" meta:object-count="2" meta:page-count="43" meta:paragraph-count="688" meta:word-count="3387" meta:character-count="26977" meta:non-whitespace-character-count="22000"/>
  </office:meta>
</office:document-meta>
</file>

<file path=Object 1/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

<file path=Object 2/content.xml><?xml version="1.0" encoding="utf-8"?>
<math xmlns="http://www.w3.org/1998/Math/MathML" display="block">
  <semantics>
    <msqrt>
      <mrow>
        <msup>
          <mi>x</mi>
          <mn>2</mn>
        </msup>
        <mo stretchy="false">+</mo>
        <mn>1</mn>
      </mrow>
    </msqrt>
    <annotation encoding="StarMath 5.0">sqrt{x^2 + 1} </annotation>
  </semantics>
</math>
</file>